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officeooo:rsid="00a746d0" officeooo:paragraph-rsid="00a746d0" style:font-size-asian="10pt" style:font-size-complex="10pt"/>
    </style:style>
    <style:style style:name="P2" style:family="paragraph" style:parent-style-name="Footer">
      <style:text-properties fo:font-size="10pt" style:font-size-asian="10pt" style:font-size-complex="10pt"/>
    </style:style>
    <style:style style:name="P3"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7a85b0" style:font-style-asian="normal" style:font-weight-asian="bold" style:font-style-complex="normal" style:font-weight-complex="bold"/>
    </style:style>
    <style:style style:name="P4"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7d966" style:font-style-asian="normal" style:font-weight-asian="bold" style:font-style-complex="normal" style:font-weight-complex="bold"/>
    </style:style>
    <style:style style:name="P5"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ae70" style:font-style-asian="normal" style:font-weight-asian="bold" style:font-style-complex="normal" style:font-weight-complex="bold"/>
    </style:style>
    <style:style style:name="P6"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bcb8c" style:font-style-asian="normal" style:font-weight-asian="bold" style:font-style-complex="normal" style:font-weight-complex="bold"/>
    </style:style>
    <style:style style:name="P7"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a34a31" style:font-style-asian="normal" style:font-weight-asian="bold" style:font-style-complex="normal" style:font-weight-complex="bold"/>
    </style:style>
    <style:style style:name="P8" style:family="paragraph" style:parent-style-name="Standard" style:master-page-name="">
      <style:paragraph-properties fo:margin-left="0in" fo:margin-right="0in" fo:margin-top="0.2in" fo:margin-bottom="0.1in" loext:contextual-spacing="false" fo:text-indent="0in" style:auto-text-indent="false" style:page-number="auto">
        <style:tab-stops/>
      </style:paragraph-properties>
      <style:text-properties fo:font-style="normal" fo:font-weight="bold" officeooo:rsid="006d992f" officeooo:paragraph-rsid="00aa2213" style:font-style-asian="normal" style:font-weight-asian="bold" style:font-style-complex="normal" style:font-weight-complex="bold"/>
    </style:style>
    <style:style style:name="P9" style:family="paragraph" style:parent-style-name="Standard" style:master-page-name="">
      <style:paragraph-properties fo:margin-left="0in" fo:margin-right="0in" fo:margin-top="0.2in" fo:margin-bottom="0.1in" loext:contextual-spacing="false" fo:text-indent="0in" style:auto-text-indent="false" style:page-number="auto" fo:keep-with-next="always">
        <style:tab-stops>
          <style:tab-stop style:position="0.5in"/>
        </style:tab-stops>
      </style:paragraph-properties>
      <style:text-properties fo:font-style="normal" fo:font-weight="bold" officeooo:rsid="006d992f" officeooo:paragraph-rsid="00899100" style:font-style-asian="normal" style:font-weight-asian="bold" style:font-style-complex="normal" style:font-weight-complex="bold"/>
    </style:style>
    <style:style style:name="P10" style:family="paragraph" style:parent-style-name="Standard" style:master-page-name="">
      <style:paragraph-properties fo:margin-left="0in" fo:margin-right="0in" fo:margin-top="0in" fo:margin-bottom="0.4in" loext:contextual-spacing="false" fo:text-align="center" style:justify-single-word="false" fo:text-indent="0in" style:auto-text-indent="false" style:page-number="auto"/>
      <style:text-properties officeooo:rsid="0012f3b0" officeooo:paragraph-rsid="00413029"/>
    </style:style>
    <style:style style:name="P1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1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9bd453" style:font-style-asian="normal" style:font-weight-asian="bold" style:font-style-complex="normal" style:font-weight-complex="bold"/>
    </style:style>
    <style:style style:name="P1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78e2a0" officeooo:paragraph-rsid="009bd453" style:font-style-asian="normal" style:font-weight-asian="bold" style:font-style-complex="normal" style:font-weight-complex="bold"/>
    </style:style>
    <style:style style:name="P1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79b912" style:font-style-asian="normal" style:font-weight-asian="normal" style:font-style-complex="normal" style:font-weight-complex="normal"/>
    </style:style>
    <style:style style:name="P1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56f1" style:font-style-asian="normal" style:font-weight-asian="normal" style:font-style-complex="normal" style:font-weight-complex="normal"/>
    </style:style>
    <style:style style:name="P1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6e3a" style:font-style-asian="normal" style:font-weight-asian="normal" style:font-style-complex="normal" style:font-weight-complex="normal"/>
    </style:style>
    <style:style style:name="P1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a25758" style:font-style-asian="normal" style:font-weight-asian="normal" style:font-style-complex="normal" style:font-weight-complex="normal"/>
    </style:style>
    <style:style style:name="P18"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7cd7e6" style:font-style-asian="normal" style:font-weight-asian="bold" style:font-style-complex="normal" style:font-weight-complex="bold"/>
    </style:style>
    <style:style style:name="P1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1bffb" style:font-style-asian="normal" style:font-weight-asian="bold" style:font-style-complex="normal" style:font-weight-complex="bold"/>
    </style:style>
    <style:style style:name="P2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2b4be" style:font-style-asian="normal" style:font-weight-asian="bold" style:font-style-complex="normal" style:font-weight-complex="bold"/>
    </style:style>
    <style:style style:name="P2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5e4d6" style:font-style-asian="normal" style:font-weight-asian="bold" style:font-style-complex="normal" style:font-weight-complex="bold"/>
    </style:style>
    <style:style style:name="P2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97d966" style:font-style-asian="normal" style:font-weight-asian="bold" style:font-style-complex="normal" style:font-weight-complex="bold"/>
    </style:style>
    <style:style style:name="P2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9cee7a" style:font-style-asian="normal" style:font-weight-asian="bold" style:font-style-complex="normal" style:font-weight-complex="bold"/>
    </style:style>
    <style:style style:name="P2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a25758" style:font-style-asian="normal" style:font-weight-asian="bold" style:font-style-complex="normal" style:font-weight-complex="bold"/>
    </style:style>
    <style:style style:name="P2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7d966" style:font-style-asian="normal" style:font-weight-asian="bold" style:font-style-complex="normal" style:font-weight-complex="bold"/>
    </style:style>
    <style:style style:name="P2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bae70" style:font-style-asian="normal" style:font-weight-asian="bold" style:font-style-complex="normal" style:font-weight-complex="bold"/>
    </style:style>
    <style:style style:name="P2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85e4d6" officeooo:paragraph-rsid="0085e4d6" style:font-style-asian="normal" style:font-weight-asian="normal" style:font-style-complex="normal" style:font-weight-complex="normal"/>
    </style:style>
    <style:style style:name="P28"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3f4aa" officeooo:paragraph-rsid="0094eada" style:font-style-asian="normal" style:font-weight-asian="normal" style:font-style-complex="normal" style:font-weight-complex="normal"/>
    </style:style>
    <style:style style:name="P2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7d2f39" style:font-style-asian="normal" style:font-weight-asian="normal" style:font-style-complex="normal" style:font-weight-complex="normal"/>
    </style:style>
    <style:style style:name="P3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aa2213" style:font-style-asian="normal" style:font-weight-asian="normal" style:font-style-complex="normal" style:font-weight-complex="normal"/>
    </style:style>
    <style:style style:name="P31"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4eada" officeooo:paragraph-rsid="0093f4aa" style:font-style-asian="normal" style:font-weight-asian="normal" style:font-style-complex="normal" style:font-weight-complex="normal"/>
    </style:style>
    <style:style style:name="P32"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3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78782e" officeooo:paragraph-rsid="0078782e" style:font-style-asian="normal" style:font-weight-asian="normal" style:font-style-complex="normal" style:font-weight-complex="normal"/>
    </style:style>
    <style:style style:name="P3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90596b" officeooo:paragraph-rsid="0090596b" style:font-style-asian="normal" style:font-weight-asian="normal" style:font-style-complex="normal" style:font-weight-complex="normal"/>
    </style:style>
    <style:style style:name="P3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78e2a0" officeooo:paragraph-rsid="009bd453" style:font-style-asian="normal" style:font-weight-asian="normal" style:font-style-complex="normal" style:font-weight-complex="normal"/>
    </style:style>
    <style:style style:name="P36"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92386" style:font-style-asian="normal" style:font-weight-asian="normal" style:font-style-complex="normal" style:font-weight-complex="normal"/>
    </style:style>
    <style:style style:name="P37"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50cc2" style:font-style-asian="normal" style:font-weight-asian="normal" style:font-style-complex="normal" style:font-weight-complex="normal"/>
    </style:style>
    <style:style style:name="P38"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a85b0" officeooo:paragraph-rsid="007a85b0" style:font-style-asian="normal" style:font-weight-asian="normal" style:font-style-complex="normal" style:font-weight-complex="normal"/>
    </style:style>
    <style:style style:name="P39"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cd7e6" officeooo:paragraph-rsid="00792386" style:font-style-asian="normal" style:font-weight-asian="normal" style:font-style-complex="normal" style:font-weight-complex="normal"/>
    </style:style>
    <style:style style:name="P40" style:family="paragraph" style:parent-style-name="Standard">
      <style:paragraph-properties fo:margin-left="0.5in" fo:margin-right="0in" fo:margin-top="0.1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41"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7c6f" style:font-style-asian="normal" style:font-weight-asian="bold" style:font-style-complex="normal" style:font-weight-complex="bold"/>
    </style:style>
    <style:style style:name="P4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5996" style:font-style-asian="normal" style:font-weight-asian="bold" style:font-style-complex="normal" style:font-weight-complex="bold"/>
    </style:style>
    <style:style style:name="P43"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85e4d6" style:font-style-asian="normal" style:font-weight-asian="bold" style:font-style-complex="normal" style:font-weight-complex="bold"/>
    </style:style>
    <style:style style:name="P44"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45"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46"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56f1" style:font-style-asian="normal" style:font-weight-asian="bold" style:font-style-complex="normal" style:font-weight-complex="bold"/>
    </style:style>
    <style:style style:name="P47"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48"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bd453" style:font-style-asian="normal" style:font-weight-asian="bold" style:font-style-complex="normal" style:font-weight-complex="bold"/>
    </style:style>
    <style:style style:name="P49"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25758" style:font-style-asian="normal" style:font-weight-asian="bold" style:font-style-complex="normal" style:font-weight-complex="bold"/>
    </style:style>
    <style:style style:name="P50"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2b026" style:font-style-asian="normal" style:font-weight-asian="bold" style:font-style-complex="normal" style:font-weight-complex="bold"/>
    </style:style>
    <style:style style:name="P51"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a51fac" style:font-style-asian="normal" style:font-weight-asian="bold" style:font-style-complex="normal" style:font-weight-complex="bold"/>
    </style:style>
    <style:style style:name="P5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78782e" officeooo:paragraph-rsid="0079b912" style:font-style-asian="normal" style:font-weight-asian="bold" style:font-style-complex="normal" style:font-weight-complex="bold"/>
    </style:style>
    <style:style style:name="P53"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90596b" officeooo:paragraph-rsid="0090596b" style:font-style-asian="normal" style:font-weight-asian="bold" style:font-style-complex="normal" style:font-weight-complex="bold"/>
    </style:style>
    <style:style style:name="P54"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842abd" style:font-style-asian="normal" style:font-style-complex="normal"/>
    </style:style>
    <style:style style:name="P55"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3f4aa" style:font-style-asian="normal" style:font-style-complex="normal"/>
    </style:style>
    <style:style style:name="P56"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4eada" style:font-style-asian="normal" style:font-style-complex="normal"/>
    </style:style>
    <style:style style:name="P57"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cee7a" style:font-style-asian="normal" style:font-style-complex="normal"/>
    </style:style>
    <style:style style:name="P58" style:family="paragraph" style:parent-style-name="Standard">
      <style:paragraph-properties fo:margin-top="0.2in" fo:margin-bottom="0.1in" loext:contextual-spacing="false">
        <style:tab-stops>
          <style:tab-stop style:position="0.5in"/>
        </style:tab-stops>
      </style:paragraph-properties>
      <style:text-properties fo:font-weight="bold" officeooo:paragraph-rsid="0081bffb" style:font-weight-asian="bold" style:font-weight-complex="bold"/>
    </style:style>
    <style:style style:name="P59"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60"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61"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792386" style:font-style-asian="normal" style:font-weight-asian="bold" style:font-style-complex="normal" style:font-weight-complex="bold"/>
    </style:style>
    <style:style style:name="P62"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a2b026" style:font-style-asian="normal" style:font-weight-asian="bold" style:font-style-complex="normal" style:font-weight-complex="bold"/>
    </style:style>
    <style:style style:name="P63"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e9cd9" style:font-style-asian="normal" style:font-weight-asian="bold" style:font-style-complex="normal" style:font-weight-complex="bold"/>
    </style:style>
    <style:style style:name="P64"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cee7a" style:font-style-asian="normal" style:font-weight-asian="bold" style:font-style-complex="normal" style:font-weight-complex="bold"/>
    </style:style>
    <style:style style:name="P65"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officeooo:rsid="006d992f" officeooo:paragraph-rsid="00842abd" style:font-style-asian="normal" style:font-style-complex="normal"/>
    </style:style>
    <style:style style:name="P66" style:family="paragraph" style:parent-style-name="Standard" style:master-page-name="">
      <style:paragraph-properties fo:margin-top="0.2in" fo:margin-bottom="0.1in" loext:contextual-spacing="false" style:page-number="auto">
        <style:tab-stops>
          <style:tab-stop style:position="0.5in"/>
        </style:tab-stops>
      </style:paragraph-properties>
      <style:text-properties fo:font-style="normal" officeooo:rsid="006d992f" officeooo:paragraph-rsid="009adeca" style:font-style-asian="normal" style:font-style-complex="normal"/>
    </style:style>
    <style:style style:name="P67" style:family="paragraph" style:parent-style-name="Standard">
      <style:paragraph-properties fo:margin-top="0.2in" fo:margin-bottom="0.1in" loext:contextual-spacing="false" fo:keep-with-next="always">
        <style:tab-stops>
          <style:tab-stop style:position="0.5in"/>
        </style:tab-stops>
      </style:paragraph-properties>
      <style:text-properties fo:font-style="normal" fo:font-weight="bold" officeooo:rsid="0085e4d6" officeooo:paragraph-rsid="00a2b026" style:font-style-asian="normal" style:font-weight-asian="bold" style:font-style-complex="normal" style:font-weight-complex="bold"/>
    </style:style>
    <style:style style:name="P68" style:family="paragraph" style:parent-style-name="Standard">
      <style:paragraph-properties fo:margin-top="0.2in" fo:margin-bottom="0.1in" loext:contextual-spacing="false" fo:keep-with-next="always">
        <style:tab-stops>
          <style:tab-stop style:position="0.5in"/>
        </style:tab-stops>
      </style:paragraph-properties>
      <style:text-properties fo:font-style="normal" fo:font-weight="bold" officeooo:rsid="006d992f" officeooo:paragraph-rsid="00aa2213" style:font-style-asian="normal" style:font-weight-asian="bold" style:font-style-complex="normal" style:font-weight-complex="bold"/>
    </style:style>
    <style:style style:name="P69"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767dfb" style:font-style-asian="normal" style:font-weight-asian="bold" style:font-style-complex="normal" style:font-weight-complex="bold"/>
    </style:style>
    <style:style style:name="P70"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82b4be" style:font-style-asian="normal" style:font-weight-asian="bold" style:font-style-complex="normal" style:font-weight-complex="bold"/>
    </style:style>
    <style:style style:name="P71"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842abd" style:font-style-asian="normal" style:font-weight-asian="bold" style:font-style-complex="normal" style:font-weight-complex="bold"/>
    </style:style>
    <style:style style:name="P72"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97d966" style:font-style-asian="normal" style:font-weight-asian="bold" style:font-style-complex="normal" style:font-weight-complex="bold"/>
    </style:style>
    <style:style style:name="P73"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aa2213" style:font-style-asian="normal" style:font-weight-asian="bold" style:font-style-complex="normal" style:font-weight-complex="bold"/>
    </style:style>
    <style:style style:name="P74"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1" fo:font-style="normal" fo:font-weight="bold" officeooo:rsid="00767dfb" officeooo:paragraph-rsid="00767dfb" style:font-style-asian="normal" style:font-weight-asian="bold" style:font-style-complex="normal" style:font-weight-complex="bold"/>
    </style:style>
    <style:style style:name="P75"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1" fo:font-style="normal" fo:font-weight="bold" officeooo:rsid="00767dfb" officeooo:paragraph-rsid="00aa2213" style:font-style-asian="normal" style:font-weight-asian="bold" style:font-style-complex="normal" style:font-weight-complex="bold"/>
    </style:style>
    <style:style style:name="P76"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7d2f39" style:font-style-asian="normal" style:font-weight-asian="bold" style:font-style-complex="normal" style:font-weight-complex="bold"/>
    </style:style>
    <style:style style:name="P77"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82b4be" style:font-style-asian="normal" style:font-weight-asian="bold" style:font-style-complex="normal" style:font-weight-complex="bold"/>
    </style:style>
    <style:style style:name="P78"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7d966" style:font-style-asian="normal" style:font-weight-asian="bold" style:font-style-complex="normal" style:font-weight-complex="bold"/>
    </style:style>
    <style:style style:name="P79"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bcb8c" style:font-style-asian="normal" style:font-weight-asian="bold" style:font-style-complex="normal" style:font-weight-complex="bold"/>
    </style:style>
    <style:style style:name="P80"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a34a31" style:font-style-asian="normal" style:font-weight-asian="bold" style:font-style-complex="normal" style:font-weight-complex="bold"/>
    </style:style>
    <style:style style:name="P81"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aa2213" style:font-style-asian="normal" style:font-weight-asian="bold" style:font-style-complex="normal" style:font-weight-complex="bold"/>
    </style:style>
    <style:style style:name="P82"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8031e3" officeooo:paragraph-rsid="0097d966" style:font-style-asian="normal" style:font-weight-asian="bold" style:font-style-complex="normal" style:font-weight-complex="bold"/>
    </style:style>
    <style:style style:name="P83"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6fff2d" style:font-style-asian="normal" style:font-weight-asian="normal" style:font-style-complex="normal" style:font-weight-complex="normal"/>
    </style:style>
    <style:style style:name="P84"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9e9cd9" style:font-style-asian="normal" style:font-weight-asian="normal" style:font-style-complex="normal" style:font-weight-complex="normal"/>
    </style:style>
    <style:style style:name="P85"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00e1b" style:font-style-asian="normal" style:font-weight-asian="normal" style:font-style-complex="normal" style:font-weight-complex="normal"/>
    </style:style>
    <style:style style:name="P86"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1c2f3" style:font-style-asian="normal" style:font-weight-asian="normal" style:font-style-complex="normal" style:font-weight-complex="normal"/>
    </style:style>
    <style:style style:name="P87"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a25758" style:font-style-asian="normal" style:font-weight-asian="normal" style:font-style-complex="normal" style:font-weight-complex="normal"/>
    </style:style>
    <style:style style:name="P88"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6d992f" officeooo:paragraph-rsid="0079b912" style:font-style-asian="normal" style:font-weight-asian="bold" style:font-style-complex="normal" style:font-weight-complex="bold"/>
    </style:style>
    <style:style style:name="P89"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79b912" style:font-style-asian="normal" style:font-weight-asian="bold" style:font-style-complex="normal" style:font-weight-complex="bold"/>
    </style:style>
    <style:style style:name="P90"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a2b026" style:font-style-asian="normal" style:font-weight-asian="bold" style:font-style-complex="normal" style:font-weight-complex="bold"/>
    </style:style>
    <style:style style:name="P91"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2386" style:font-style-asian="normal" style:font-weight-asian="bold" style:font-style-complex="normal" style:font-weight-complex="bold"/>
    </style:style>
    <style:style style:name="P92"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b912" style:font-style-asian="normal" style:font-weight-asian="bold" style:font-style-complex="normal" style:font-weight-complex="bold"/>
    </style:style>
    <style:style style:name="P93"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cd7e6" style:font-style-asian="normal" style:font-weight-asian="bold" style:font-style-complex="normal" style:font-weight-complex="bold"/>
    </style:style>
    <style:style style:name="P94"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1bffb" style:font-style-asian="normal" style:font-weight-asian="bold" style:font-style-complex="normal" style:font-weight-complex="bold"/>
    </style:style>
    <style:style style:name="P95"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5e4d6" style:font-style-asian="normal" style:font-weight-asian="bold" style:font-style-complex="normal" style:font-weight-complex="bold"/>
    </style:style>
    <style:style style:name="P96"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97"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9cee7a" style:font-style-asian="normal" style:font-weight-asian="bold" style:font-style-complex="normal" style:font-weight-complex="bold"/>
    </style:style>
    <style:style style:name="P98"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a51fac" style:font-style-asian="normal" style:font-weight-asian="bold" style:font-style-complex="normal" style:font-weight-complex="bold"/>
    </style:style>
    <style:style style:name="P99" style:family="paragraph" style:parent-style-name="Standard">
      <style:paragraph-properties fo:margin-left="2.25in" fo:margin-right="0in" fo:margin-top="0in" fo:margin-bottom="0.1in" loext:contextual-spacing="false" fo:text-indent="-1.75in" style:auto-text-indent="false">
        <style:tab-stops>
          <style:tab-stop style:position="2.7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100"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b912" officeooo:paragraph-rsid="0079b912" style:font-style-asian="normal" style:font-weight-asian="bold" style:font-style-complex="normal" style:font-weight-complex="bold"/>
    </style:style>
    <style:style style:name="P101"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officeooo:rsid="00792386" officeooo:paragraph-rsid="0085e4d6" style:font-style-asian="normal" style:font-style-complex="normal"/>
    </style:style>
    <style:style style:name="P102"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6fff2d"/>
    </style:style>
    <style:style style:name="P103"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a25758"/>
    </style:style>
    <style:style style:name="P104" style:family="paragraph" style:parent-style-name="Standard">
      <style:paragraph-properties fo:margin-left="2.25in" fo:margin-right="0in" fo:margin-top="0in" fo:margin-bottom="0in" loext:contextual-spacing="false" fo:text-indent="-1.75in" style:auto-text-indent="false">
        <style:tab-stops/>
      </style:paragraph-properties>
      <style:text-properties fo:font-style="normal" fo:font-weight="normal" officeooo:rsid="0079b912" officeooo:paragraph-rsid="0079b912" style:font-style-asian="normal" style:font-weight-asian="normal" style:font-style-complex="normal" style:font-weight-complex="normal"/>
    </style:style>
    <style:style style:name="P105"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fo:font-style="normal" officeooo:rsid="00284db4" officeooo:paragraph-rsid="006ecc18" style:font-style-asian="normal" style:font-style-complex="normal"/>
    </style:style>
    <style:style style:name="P106"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284db4" officeooo:paragraph-rsid="006ecc18" style:font-style-asian="normal" style:font-style-complex="normal"/>
    </style:style>
    <style:style style:name="P107"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4ae738" officeooo:paragraph-rsid="006ecc18" style:font-style-asian="normal" style:font-style-complex="normal"/>
    </style:style>
    <style:style style:name="P108"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4ae738" officeooo:paragraph-rsid="006ecc18" style:font-style-asian="normal" style:font-weight-asian="normal" style:font-style-complex="normal" style:font-weight-complex="normal"/>
    </style:style>
    <style:style style:name="P109"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899100" officeooo:paragraph-rsid="00899100" style:font-style-asian="normal" style:font-weight-asian="normal" style:font-style-complex="normal" style:font-weight-complex="normal"/>
    </style:style>
    <style:style style:name="P110" style:family="paragraph" style:parent-style-name="Standard">
      <style:paragraph-properties fo:margin-left="2.25in" fo:margin-right="0in" fo:margin-top="0in" fo:margin-bottom="0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111" style:family="paragraph" style:parent-style-name="Standard">
      <style:paragraph-properties fo:margin-left="2.25in" fo:margin-right="0in" fo:margin-top="0in" fo:margin-bottom="0in" loext:contextual-spacing="false" fo:text-indent="0in" style:auto-text-indent="false">
        <style:tab-stops>
          <style:tab-stop style:position="0.9791in"/>
        </style:tab-stops>
      </style:paragraph-properties>
      <style:text-properties style:font-name="Liberation Mono" fo:font-style="normal" fo:font-weight="normal" officeooo:rsid="006fff2d" officeooo:paragraph-rsid="006fff2d" style:font-style-asian="normal" style:font-weight-asian="normal" style:font-style-complex="normal" style:font-weight-complex="normal"/>
    </style:style>
    <style:style style:name="P112"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113"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fff2d" officeooo:paragraph-rsid="009e9cd9" style:font-style-asian="normal" style:font-weight-asian="normal" style:font-style-complex="normal" style:font-weight-complex="normal"/>
    </style:style>
    <style:style style:name="P114"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9e9cd9" style:font-style-asian="normal" style:font-weight-asian="normal" style:font-style-complex="normal" style:font-weight-complex="normal"/>
    </style:style>
    <style:style style:name="P115"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a1c2f3" style:font-style-asian="normal" style:font-weight-asian="normal" style:font-style-complex="normal" style:font-weight-complex="normal"/>
    </style:style>
    <style:style style:name="P116"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ecc18" officeooo:paragraph-rsid="00a25758" style:font-style-asian="normal" style:font-weight-asian="normal" style:font-style-complex="normal" style:font-weight-complex="normal"/>
    </style:style>
    <style:style style:name="P117"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715996" officeooo:paragraph-rsid="00a25758" style:font-style-asian="normal" style:font-weight-asian="normal" style:font-style-complex="normal" style:font-weight-complex="normal"/>
    </style:style>
    <style:style style:name="P118"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717c6f" officeooo:paragraph-rsid="00a25758" style:font-style-asian="normal" style:font-weight-asian="normal" style:font-style-complex="normal" style:font-weight-complex="normal"/>
    </style:style>
    <style:style style:name="P119"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731491" officeooo:paragraph-rsid="00a25758" style:font-style-asian="normal" style:font-weight-asian="normal" style:font-style-complex="normal" style:font-weight-complex="normal"/>
    </style:style>
    <style:style style:name="P120"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121"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11ad5" officeooo:paragraph-rsid="00911ad5" style:font-style-asian="normal" style:font-weight-asian="normal" style:font-style-complex="normal" style:font-weight-complex="normal"/>
    </style:style>
    <style:style style:name="P122"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a51fac" officeooo:paragraph-rsid="00a51fac" style:font-style-asian="normal" style:font-weight-asian="normal" style:font-style-complex="normal" style:font-weight-complex="normal"/>
    </style:style>
    <style:style style:name="P123"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T1" style:family="text">
      <style:text-properties officeooo:rsid="00a746d0"/>
    </style:style>
    <style:style style:name="T2" style:family="text">
      <style:text-properties fo:font-style="italic" style:font-style-asian="italic" style:font-style-complex="italic"/>
    </style:style>
    <style:style style:name="T3" style:family="text">
      <style:text-properties fo:font-style="italic" officeooo:rsid="00715996" style:font-style-asian="italic" style:font-style-complex="italic"/>
    </style:style>
    <style:style style:name="T4" style:family="text">
      <style:text-properties fo:font-style="italic" officeooo:rsid="008d68b4"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78782e" style:font-style-asian="italic" style:font-weight-asian="normal" style:font-style-complex="italic" style:font-weight-complex="normal"/>
    </style:style>
    <style:style style:name="T7" style:family="text">
      <style:text-properties fo:font-style="italic" fo:font-weight="normal" officeooo:rsid="0079b912" style:font-style-asian="italic" style:font-weight-asian="normal" style:font-style-complex="italic" style:font-weight-complex="normal"/>
    </style:style>
    <style:style style:name="T8" style:family="text">
      <style:text-properties fo:font-style="italic" fo:font-weight="normal" officeooo:rsid="0094eada" style:font-style-asian="italic" style:font-weight-asian="normal" style:font-style-complex="italic" style:font-weight-complex="normal"/>
    </style:style>
    <style:style style:name="T9" style:family="text">
      <style:text-properties fo:font-style="italic" fo:font-weight="normal" officeooo:rsid="009cee7a" style:font-style-asian="italic" style:font-weight-asian="normal" style:font-style-complex="italic" style:font-weight-complex="normal"/>
    </style:style>
    <style:style style:name="T10" style:family="text">
      <style:text-properties fo:font-style="italic" fo:font-weight="normal" officeooo:rsid="00a2b026" style:font-style-asian="italic" style:font-weight-asian="normal" style:font-style-complex="italic" style:font-weight-complex="normal"/>
    </style:style>
    <style:style style:name="T11" style:family="text">
      <style:text-properties fo:font-style="normal" fo:font-weight="normal" officeooo:rsid="006ecc18" style:font-style-asian="normal" style:font-weight-asian="normal" style:font-style-complex="normal" style:font-weight-complex="normal"/>
    </style:style>
    <style:style style:name="T12" style:family="text">
      <style:text-properties fo:font-style="normal" fo:font-weight="normal" officeooo:rsid="00715996" style:font-style-asian="normal" style:font-weight-asian="normal" style:font-style-complex="normal" style:font-weight-complex="normal"/>
    </style:style>
    <style:style style:name="T13" style:family="text">
      <style:text-properties fo:font-style="normal" fo:font-weight="normal" officeooo:rsid="00717c6f" style:font-style-asian="normal" style:font-weight-asian="normal" style:font-style-complex="normal" style:font-weight-complex="normal"/>
    </style:style>
    <style:style style:name="T14" style:family="text">
      <style:text-properties fo:font-style="normal" fo:font-weight="normal" officeooo:rsid="008d68b4" style:font-style-asian="normal" style:font-weight-asian="normal" style:font-style-complex="normal" style:font-weight-complex="normal"/>
    </style:style>
    <style:style style:name="T15" style:family="text">
      <style:text-properties officeooo:rsid="00431cb2"/>
    </style:style>
    <style:style style:name="T16" style:family="text">
      <style:text-properties officeooo:rsid="004ae738"/>
    </style:style>
    <style:style style:name="T17" style:family="text">
      <style:text-properties style:font-name="Liberation Serif"/>
    </style:style>
    <style:style style:name="T18" style:family="text">
      <style:text-properties style:font-name="Liberation Serif" officeooo:rsid="00431cb2"/>
    </style:style>
    <style:style style:name="T19" style:family="text">
      <style:text-properties style:font-name="Liberation Serif" fo:font-weight="normal" style:font-weight-asian="normal" style:font-weight-complex="normal"/>
    </style:style>
    <style:style style:name="T20" style:family="text">
      <style:text-properties style:font-name="Liberation Serif" fo:font-weight="normal" officeooo:rsid="008031e3" style:font-weight-asian="normal" style:font-weight-complex="normal"/>
    </style:style>
    <style:style style:name="T21" style:family="text">
      <style:text-properties style:font-name="Liberation Serif" fo:font-weight="normal" officeooo:rsid="0081bffb" style:font-weight-asian="normal" style:font-weight-complex="normal"/>
    </style:style>
    <style:style style:name="T22" style:family="text">
      <style:text-properties style:font-name="Liberation Serif" fo:font-weight="normal" officeooo:rsid="0082b4be" style:font-weight-asian="normal" style:font-weight-complex="normal"/>
    </style:style>
    <style:style style:name="T23" style:family="text">
      <style:text-properties style:font-name="Liberation Serif" fo:font-weight="normal" officeooo:rsid="00842abd" style:font-weight-asian="normal" style:font-weight-complex="normal"/>
    </style:style>
    <style:style style:name="T24" style:family="text">
      <style:text-properties style:font-name="Liberation Serif" fo:font-weight="normal" officeooo:rsid="0097d966" style:font-weight-asian="normal" style:font-weight-complex="normal"/>
    </style:style>
    <style:style style:name="T25" style:family="text">
      <style:text-properties style:font-name="Liberation Serif" fo:font-weight="normal" officeooo:rsid="009bae70" style:font-weight-asian="normal" style:font-weight-complex="normal"/>
    </style:style>
    <style:style style:name="T26" style:family="text">
      <style:text-properties style:font-name="Liberation Serif" fo:font-weight="normal" officeooo:rsid="009bcb8c" style:font-weight-asian="normal" style:font-weight-complex="normal"/>
    </style:style>
    <style:style style:name="T27" style:family="text">
      <style:text-properties style:font-name="Liberation Serif" fo:font-weight="normal" officeooo:rsid="00a34a31" style:font-weight-asian="normal" style:font-weight-complex="normal"/>
    </style:style>
    <style:style style:name="T28" style:family="text">
      <style:text-properties style:font-name="Liberation Serif" fo:font-weight="normal" officeooo:rsid="0085e4d6" style:font-weight-asian="normal" style:font-weight-complex="normal"/>
    </style:style>
    <style:style style:name="T29" style:family="text">
      <style:text-properties style:font-name="Liberation Serif" fo:font-weight="normal" officeooo:rsid="00a51fac" style:font-weight-asian="normal" style:font-weight-complex="normal"/>
    </style:style>
    <style:style style:name="T30" style:family="text">
      <style:text-properties style:font-name="Liberation Serif" fo:font-style="italic" fo:font-weight="normal" style:font-style-asian="italic" style:font-weight-asian="normal" style:font-style-complex="italic" style:font-weight-complex="normal"/>
    </style:style>
    <style:style style:name="T31" style:family="text">
      <style:text-properties style:font-name="Liberation Serif" fo:font-style="italic" fo:font-weight="normal" officeooo:rsid="008031e3" style:font-style-asian="italic" style:font-weight-asian="normal" style:font-style-complex="italic" style:font-weight-complex="normal"/>
    </style:style>
    <style:style style:name="T32" style:family="text">
      <style:text-properties style:font-name="Liberation Serif" fo:font-style="italic" fo:font-weight="normal" officeooo:rsid="0082b4be" style:font-style-asian="italic" style:font-weight-asian="normal" style:font-style-complex="italic" style:font-weight-complex="normal"/>
    </style:style>
    <style:style style:name="T33" style:family="text">
      <style:text-properties style:font-name="Liberation Serif" fo:font-style="italic" fo:font-weight="normal" officeooo:rsid="00a34a31" style:font-style-asian="italic" style:font-weight-asian="normal" style:font-style-complex="italic" style:font-weight-complex="normal"/>
    </style:style>
    <style:style style:name="T34" style:family="text">
      <style:text-properties style:font-name="Liberation Serif" fo:font-style="italic" fo:font-weight="normal" officeooo:rsid="0081bffb" style:font-style-asian="italic" style:font-weight-asian="normal" style:font-style-complex="italic" style:font-weight-complex="normal"/>
    </style:style>
    <style:style style:name="T35" style:family="text">
      <style:text-properties style:font-name="Liberation Serif" fo:font-style="italic" style:font-style-asian="italic" style:font-style-complex="italic"/>
    </style:style>
    <style:style style:name="T36" style:family="text">
      <style:text-properties style:font-name="Liberation Serif" officeooo:rsid="00967e69"/>
    </style:style>
    <style:style style:name="T37" style:family="text">
      <style:text-properties fo:font-weight="bold" style:font-weight-asian="bold" style:font-weight-complex="bold"/>
    </style:style>
    <style:style style:name="T38" style:family="text">
      <style:text-properties fo:font-weight="bold" officeooo:rsid="0078782e" style:font-weight-asian="bold" style:font-weight-complex="bold"/>
    </style:style>
    <style:style style:name="T39" style:family="text">
      <style:text-properties fo:font-weight="bold" officeooo:rsid="0078e2a0" style:font-weight-asian="bold" style:font-weight-complex="bold"/>
    </style:style>
    <style:style style:name="T40" style:family="text">
      <style:text-properties fo:font-weight="bold" officeooo:rsid="00792386" style:font-weight-asian="bold" style:font-weight-complex="bold"/>
    </style:style>
    <style:style style:name="T41" style:family="text">
      <style:text-properties fo:font-weight="bold" officeooo:rsid="0093f4aa" style:font-weight-asian="bold" style:font-weight-complex="bold"/>
    </style:style>
    <style:style style:name="T42" style:family="text">
      <style:text-properties fo:font-weight="bold" officeooo:rsid="0094eada" style:font-weight-asian="bold" style:font-weight-complex="bold"/>
    </style:style>
    <style:style style:name="T43" style:family="text">
      <style:text-properties fo:font-weight="bold" officeooo:rsid="0099a21b" style:font-weight-asian="bold" style:font-weight-complex="bold"/>
    </style:style>
    <style:style style:name="T44" style:family="text">
      <style:text-properties officeooo:rsid="006ecc18"/>
    </style:style>
    <style:style style:name="T45" style:family="text">
      <style:text-properties officeooo:rsid="006fff2d"/>
    </style:style>
    <style:style style:name="T46" style:family="text">
      <style:text-properties officeooo:rsid="00715996"/>
    </style:style>
    <style:style style:name="T47" style:family="text">
      <style:text-properties fo:font-weight="normal" style:font-weight-asian="normal" style:font-weight-complex="normal"/>
    </style:style>
    <style:style style:name="T48" style:family="text">
      <style:text-properties fo:font-weight="normal" officeooo:rsid="006ecc18" style:font-weight-asian="normal" style:font-weight-complex="normal"/>
    </style:style>
    <style:style style:name="T49" style:family="text">
      <style:text-properties fo:font-weight="normal" officeooo:rsid="007868ee" style:font-weight-asian="normal" style:font-weight-complex="normal"/>
    </style:style>
    <style:style style:name="T50" style:family="text">
      <style:text-properties fo:font-weight="normal" officeooo:rsid="0078782e" style:font-weight-asian="normal" style:font-weight-complex="normal"/>
    </style:style>
    <style:style style:name="T51" style:family="text">
      <style:text-properties fo:font-weight="normal" officeooo:rsid="0079b912" style:font-weight-asian="normal" style:font-weight-complex="normal"/>
    </style:style>
    <style:style style:name="T52" style:family="text">
      <style:text-properties fo:font-weight="normal" officeooo:rsid="007a85b0" style:font-weight-asian="normal" style:font-weight-complex="normal"/>
    </style:style>
    <style:style style:name="T53" style:family="text">
      <style:text-properties fo:font-weight="normal" officeooo:rsid="007be6b4" style:font-weight-asian="normal" style:font-weight-complex="normal"/>
    </style:style>
    <style:style style:name="T54" style:family="text">
      <style:text-properties fo:font-weight="normal" officeooo:rsid="007cd7e6" style:font-weight-asian="normal" style:font-weight-complex="normal"/>
    </style:style>
    <style:style style:name="T55" style:family="text">
      <style:text-properties fo:font-weight="normal" officeooo:rsid="007e572f" style:font-weight-asian="normal" style:font-weight-complex="normal"/>
    </style:style>
    <style:style style:name="T56" style:family="text">
      <style:text-properties fo:font-weight="normal" officeooo:rsid="008031e3" style:font-weight-asian="normal" style:font-weight-complex="normal"/>
    </style:style>
    <style:style style:name="T57" style:family="text">
      <style:text-properties fo:font-weight="normal" officeooo:rsid="0081bffb" style:font-weight-asian="normal" style:font-weight-complex="normal"/>
    </style:style>
    <style:style style:name="T58" style:family="text">
      <style:text-properties fo:font-weight="normal" officeooo:rsid="0082b4be" style:font-weight-asian="normal" style:font-weight-complex="normal"/>
    </style:style>
    <style:style style:name="T59" style:family="text">
      <style:text-properties fo:font-weight="normal" officeooo:rsid="00842abd" style:font-weight-asian="normal" style:font-weight-complex="normal"/>
    </style:style>
    <style:style style:name="T60" style:family="text">
      <style:text-properties fo:font-weight="normal" officeooo:rsid="0085e4d6" style:font-weight-asian="normal" style:font-weight-complex="normal"/>
    </style:style>
    <style:style style:name="T61" style:family="text">
      <style:text-properties fo:font-weight="normal" officeooo:rsid="00899100" style:font-weight-asian="normal" style:font-weight-complex="normal"/>
    </style:style>
    <style:style style:name="T62" style:family="text">
      <style:text-properties fo:font-weight="normal" officeooo:rsid="0093f4aa" style:font-weight-asian="normal" style:font-weight-complex="normal"/>
    </style:style>
    <style:style style:name="T63" style:family="text">
      <style:text-properties fo:font-weight="normal" officeooo:rsid="0094eada" style:font-weight-asian="normal" style:font-weight-complex="normal"/>
    </style:style>
    <style:style style:name="T64" style:family="text">
      <style:text-properties fo:font-weight="normal" officeooo:rsid="0097d966" style:font-weight-asian="normal" style:font-weight-complex="normal"/>
    </style:style>
    <style:style style:name="T65" style:family="text">
      <style:text-properties fo:font-weight="normal" officeooo:rsid="009bae70" style:font-weight-asian="normal" style:font-weight-complex="normal"/>
    </style:style>
    <style:style style:name="T66" style:family="text">
      <style:text-properties fo:font-weight="normal" officeooo:rsid="009bd453" style:font-weight-asian="normal" style:font-weight-complex="normal"/>
    </style:style>
    <style:style style:name="T67" style:family="text">
      <style:text-properties fo:font-weight="normal" officeooo:rsid="009cee7a" style:font-weight-asian="normal" style:font-weight-complex="normal"/>
    </style:style>
    <style:style style:name="T68" style:family="text">
      <style:text-properties fo:font-weight="normal" officeooo:rsid="00a25758" style:font-weight-asian="normal" style:font-weight-complex="normal"/>
    </style:style>
    <style:style style:name="T69" style:family="text">
      <style:text-properties fo:font-weight="normal" officeooo:rsid="00a2b026" style:font-weight-asian="normal" style:font-weight-complex="normal"/>
    </style:style>
    <style:style style:name="T70" style:family="text">
      <style:text-properties fo:font-weight="normal" officeooo:rsid="00a39ba1" style:font-weight-asian="normal" style:font-weight-complex="normal"/>
    </style:style>
    <style:style style:name="T71" style:family="text">
      <style:text-properties fo:font-weight="normal" officeooo:rsid="00a51fac" style:font-weight-asian="normal" style:font-weight-complex="normal"/>
    </style:style>
    <style:style style:name="T72" style:family="text">
      <style:text-properties officeooo:rsid="00717c6f"/>
    </style:style>
    <style:style style:name="T73" style:family="text">
      <style:text-properties officeooo:rsid="00731491"/>
    </style:style>
    <style:style style:name="T74" style:family="text">
      <style:text-properties officeooo:rsid="00750cc2"/>
    </style:style>
    <style:style style:name="T75" style:family="text">
      <style:text-properties officeooo:rsid="00767dfb"/>
    </style:style>
    <style:style style:name="T76" style:family="text">
      <style:text-properties style:font-name="Liberation Mono1" fo:font-weight="normal" style:font-weight-asian="normal" style:font-weight-complex="normal"/>
    </style:style>
    <style:style style:name="T77" style:family="text">
      <style:text-properties style:font-name="Liberation Mono1" fo:font-weight="normal" officeooo:rsid="008031e3" style:font-weight-asian="normal" style:font-weight-complex="normal"/>
    </style:style>
    <style:style style:name="T78" style:family="text">
      <style:text-properties style:font-name="Liberation Mono1" fo:font-weight="normal" officeooo:rsid="0082b4be" style:font-weight-asian="normal" style:font-weight-complex="normal"/>
    </style:style>
    <style:style style:name="T79" style:family="text">
      <style:text-properties style:font-name="Liberation Mono1" fo:font-weight="normal" officeooo:rsid="0097d966" style:font-weight-asian="normal" style:font-weight-complex="normal"/>
    </style:style>
    <style:style style:name="T80" style:family="text">
      <style:text-properties style:font-name="Liberation Mono1" fo:font-weight="normal" officeooo:rsid="009bae70" style:font-weight-asian="normal" style:font-weight-complex="normal"/>
    </style:style>
    <style:style style:name="T81" style:family="text">
      <style:text-properties style:font-name="Liberation Mono1" fo:font-weight="normal" officeooo:rsid="009bcb8c" style:font-weight-asian="normal" style:font-weight-complex="normal"/>
    </style:style>
    <style:style style:name="T82" style:family="text">
      <style:text-properties style:font-name="Liberation Mono1" fo:font-style="italic" fo:font-weight="normal" style:font-style-asian="italic" style:font-weight-asian="normal" style:font-style-complex="italic" style:font-weight-complex="normal"/>
    </style:style>
    <style:style style:name="T83" style:family="text">
      <style:text-properties style:font-name="Liberation Mono1" fo:font-style="italic" fo:font-weight="normal" officeooo:rsid="0082b4be" style:font-style-asian="italic" style:font-weight-asian="normal" style:font-style-complex="italic" style:font-weight-complex="normal"/>
    </style:style>
    <style:style style:name="T84" style:family="text">
      <style:text-properties style:font-name="Liberation Mono1" fo:font-style="italic" fo:font-weight="normal" officeooo:rsid="00a34a31" style:font-style-asian="italic" style:font-weight-asian="normal" style:font-style-complex="italic" style:font-weight-complex="normal"/>
    </style:style>
    <style:style style:name="T85" style:family="text">
      <style:text-properties style:font-name="Liberation Mono1" fo:font-size="12pt" fo:font-weight="normal" style:font-size-asian="12pt" style:font-weight-asian="normal" style:font-size-complex="12pt" style:font-weight-complex="normal"/>
    </style:style>
    <style:style style:name="T86" style:family="text">
      <style:text-properties style:font-name="Liberation Mono1" fo:font-size="12pt" fo:font-weight="normal" officeooo:rsid="008031e3" style:font-size-asian="12pt" style:font-weight-asian="normal" style:font-size-complex="12pt" style:font-weight-complex="normal"/>
    </style:style>
    <style:style style:name="T87" style:family="text">
      <style:text-properties style:font-name="Liberation Mono1" fo:font-size="12pt" fo:font-style="italic" style:text-underline-style="none" fo:font-weight="normal" style:font-size-asian="12pt" style:font-style-asian="italic" style:font-weight-asian="normal" style:font-size-complex="12pt" style:font-style-complex="italic" style:font-weight-complex="normal"/>
    </style:style>
    <style:style style:name="T88" style:family="text">
      <style:text-properties style:font-name="Liberation Mono"/>
    </style:style>
    <style:style style:name="T89" style:family="text">
      <style:text-properties style:font-name="Liberation Mono" officeooo:rsid="006fff2d"/>
    </style:style>
    <style:style style:name="T90" style:family="text">
      <style:text-properties style:font-name="Liberation Mono" fo:font-style="normal" fo:font-weight="normal" officeooo:rsid="006ecc18" style:font-style-asian="normal" style:font-weight-asian="normal" style:font-style-complex="normal" style:font-weight-complex="normal"/>
    </style:style>
    <style:style style:name="T91" style:family="text">
      <style:text-properties style:font-name="Liberation Mono" fo:font-style="normal" fo:font-weight="normal" officeooo:rsid="006fff2d" style:font-style-asian="normal" style:font-weight-asian="normal" style:font-style-complex="normal" style:font-weight-complex="normal"/>
    </style:style>
    <style:style style:name="T92" style:family="text">
      <style:text-properties style:font-name="Liberation Mono" fo:font-style="normal" fo:font-weight="normal" officeooo:rsid="00717c6f" style:font-style-asian="normal" style:font-weight-asian="normal" style:font-style-complex="normal" style:font-weight-complex="normal"/>
    </style:style>
    <style:style style:name="T93" style:family="text">
      <style:text-properties style:font-name="Liberation Mono" officeooo:rsid="00715996"/>
    </style:style>
    <style:style style:name="T94" style:family="text">
      <style:text-properties style:font-name="Liberation Mono" officeooo:rsid="00717c6f"/>
    </style:style>
    <style:style style:name="T95" style:family="text">
      <style:text-properties style:font-name="Liberation Mono" fo:font-weight="normal" style:font-weight-asian="normal" style:font-weight-complex="normal"/>
    </style:style>
    <style:style style:name="T96" style:family="text">
      <style:text-properties style:font-name="Liberation Mono" fo:font-weight="normal" officeooo:rsid="006ecc18" style:font-weight-asian="normal" style:font-weight-complex="normal"/>
    </style:style>
    <style:style style:name="T97" style:family="text">
      <style:text-properties style:font-name="Liberation Mono" fo:font-weight="normal" officeooo:rsid="007868ee" style:font-weight-asian="normal" style:font-weight-complex="normal"/>
    </style:style>
    <style:style style:name="T98" style:family="text">
      <style:text-properties style:font-name="Liberation Mono" fo:font-weight="normal" officeooo:rsid="0078782e" style:font-weight-asian="normal" style:font-weight-complex="normal"/>
    </style:style>
    <style:style style:name="T99" style:family="text">
      <style:text-properties style:font-name="Liberation Mono" fo:font-weight="normal" officeooo:rsid="0079b912" style:font-weight-asian="normal" style:font-weight-complex="normal"/>
    </style:style>
    <style:style style:name="T100" style:family="text">
      <style:text-properties style:font-name="Liberation Mono" fo:font-weight="normal" officeooo:rsid="0081bffb" style:font-weight-asian="normal" style:font-weight-complex="normal"/>
    </style:style>
    <style:style style:name="T101" style:family="text">
      <style:text-properties style:font-name="Liberation Mono" fo:font-weight="normal" officeooo:rsid="0085e4d6" style:font-weight-asian="normal" style:font-weight-complex="normal"/>
    </style:style>
    <style:style style:name="T102" style:family="text">
      <style:text-properties style:font-name="Liberation Mono" fo:font-weight="normal" officeooo:rsid="008031e3" style:font-weight-asian="normal" style:font-weight-complex="normal"/>
    </style:style>
    <style:style style:name="T103" style:family="text">
      <style:text-properties style:font-name="Liberation Mono" fo:font-weight="normal" officeooo:rsid="0093f4aa" style:font-weight-asian="normal" style:font-weight-complex="normal"/>
    </style:style>
    <style:style style:name="T104" style:family="text">
      <style:text-properties style:font-name="Liberation Mono" fo:font-weight="normal" officeooo:rsid="0094eada" style:font-weight-asian="normal" style:font-weight-complex="normal"/>
    </style:style>
    <style:style style:name="T105" style:family="text">
      <style:text-properties style:font-name="Liberation Mono" fo:font-weight="normal" officeooo:rsid="009cee7a" style:font-weight-asian="normal" style:font-weight-complex="normal"/>
    </style:style>
    <style:style style:name="T106" style:family="text">
      <style:text-properties style:font-name="Liberation Mono" fo:font-weight="normal" officeooo:rsid="00a51fac" style:font-weight-asian="normal" style:font-weight-complex="normal"/>
    </style:style>
    <style:style style:name="T107" style:family="text">
      <style:text-properties style:font-name="Liberation Mono" fo:font-weight="normal" officeooo:rsid="007b14be" style:font-weight-asian="normal" style:font-weight-complex="normal"/>
    </style:style>
    <style:style style:name="T108" style:family="text">
      <style:text-properties style:font-name="Liberation Mono" fo:font-weight="normal" officeooo:rsid="00a25758" style:font-weight-asian="normal" style:font-weight-complex="normal"/>
    </style:style>
    <style:style style:name="T109" style:family="text">
      <style:text-properties style:font-name="Liberation Mono" fo:font-weight="normal" officeooo:rsid="00a2b026" style:font-weight-asian="normal" style:font-weight-complex="normal"/>
    </style:style>
    <style:style style:name="T110" style:family="text">
      <style:text-properties style:font-name="Liberation Mono" fo:font-weight="normal" officeooo:rsid="00899100" style:font-weight-asian="normal" style:font-weight-complex="normal"/>
    </style:style>
    <style:style style:name="T111" style:family="text">
      <style:text-properties style:font-name="Liberation Mono" fo:font-weight="normal" officeooo:rsid="007cd7e6" style:font-weight-asian="normal" style:font-weight-complex="normal"/>
    </style:style>
    <style:style style:name="T112" style:family="text">
      <style:text-properties style:font-name="Liberation Mono" fo:font-weight="normal" officeooo:rsid="00a34a31" style:font-weight-asian="normal" style:font-weight-complex="normal"/>
    </style:style>
    <style:style style:name="T113" style:family="text">
      <style:text-properties style:font-name="Liberation Mono" fo:font-weight="normal" officeooo:rsid="00a4fa6f" style:font-weight-asian="normal" style:font-weight-complex="normal"/>
    </style:style>
    <style:style style:name="T114" style:family="text">
      <style:text-properties style:font-name="Liberation Mono" fo:font-weight="normal" officeooo:rsid="009bcb8c" style:font-weight-asian="normal" style:font-weight-complex="normal"/>
    </style:style>
    <style:style style:name="T115" style:family="text">
      <style:text-properties style:font-name="Liberation Mono" fo:font-weight="normal" officeooo:rsid="0097d966" style:font-weight-asian="normal" style:font-weight-complex="normal"/>
    </style:style>
    <style:style style:name="T116" style:family="text">
      <style:text-properties style:font-name="Liberation Mono" fo:font-weight="normal" officeooo:rsid="009bd453" style:font-weight-asian="normal" style:font-weight-complex="normal"/>
    </style:style>
    <style:style style:name="T117" style:family="text">
      <style:text-properties style:font-name="Liberation Mono" fo:font-style="italic" fo:font-weight="normal" officeooo:rsid="008031e3" style:font-style-asian="italic" style:font-weight-asian="normal" style:font-style-complex="italic" style:font-weight-complex="normal"/>
    </style:style>
    <style:style style:name="T118" style:family="text">
      <style:text-properties style:font-name="Liberation Mono" fo:font-style="italic" fo:font-weight="normal" officeooo:rsid="0078782e" style:font-style-asian="italic" style:font-weight-asian="normal" style:font-style-complex="italic" style:font-weight-complex="normal"/>
    </style:style>
    <style:style style:name="T119" style:family="text">
      <style:text-properties style:font-name="Liberation Mono" officeooo:rsid="008b7562"/>
    </style:style>
    <style:style style:name="T120" style:family="text">
      <style:text-properties style:font-name="Liberation Mono" officeooo:rsid="009e9cd9"/>
    </style:style>
    <style:style style:name="T121" style:family="text">
      <style:text-properties style:font-name="Liberation Mono" officeooo:rsid="00a00e1b"/>
    </style:style>
    <style:style style:name="T122" style:family="text">
      <style:text-properties style:font-name="Liberation Mono" officeooo:rsid="009756f1"/>
    </style:style>
    <style:style style:name="T123" style:family="text">
      <style:text-properties style:font-name="Liberation Mono" officeooo:rsid="007b14be"/>
    </style:style>
    <style:style style:name="T124" style:family="text">
      <style:text-properties style:font-name="Liberation Mono" officeooo:rsid="00967e69"/>
    </style:style>
    <style:style style:name="T125" style:family="text">
      <style:text-properties style:font-name="Liberation Mono" officeooo:rsid="00a2b026"/>
    </style:style>
    <style:style style:name="T126" style:family="text">
      <style:text-properties style:font-name="Liberation Mono" officeooo:rsid="00a51fac"/>
    </style:style>
    <style:style style:name="T127" style:family="text">
      <style:text-properties style:font-name="Liberation Mono" officeooo:rsid="00731491"/>
    </style:style>
    <style:style style:name="T128" style:family="text">
      <style:text-properties style:font-name="Liberation Mono" officeooo:rsid="00750cc2"/>
    </style:style>
    <style:style style:name="T129" style:family="text">
      <style:text-properties style:font-name="Liberation Mono" officeooo:rsid="00a6015d"/>
    </style:style>
    <style:style style:name="T130" style:family="text">
      <style:text-properties style:font-name="Liberation Mono" officeooo:rsid="007d2f39"/>
    </style:style>
    <style:style style:name="T131" style:family="text">
      <style:text-properties officeooo:rsid="0077595b"/>
    </style:style>
    <style:style style:name="T132" style:family="text">
      <style:text-properties officeooo:rsid="007868ee"/>
    </style:style>
    <style:style style:name="T133" style:family="text">
      <style:text-properties officeooo:rsid="0078782e"/>
    </style:style>
    <style:style style:name="T134" style:family="text">
      <style:text-properties officeooo:rsid="00792386"/>
    </style:style>
    <style:style style:name="T135" style:family="text">
      <style:text-properties officeooo:rsid="0079b912"/>
    </style:style>
    <style:style style:name="T136" style:family="text">
      <style:text-properties officeooo:rsid="007a85b0"/>
    </style:style>
    <style:style style:name="T137" style:family="text">
      <style:text-properties officeooo:rsid="007be6b4"/>
    </style:style>
    <style:style style:name="T138" style:family="text">
      <style:text-properties officeooo:rsid="007cd7e6"/>
    </style:style>
    <style:style style:name="T139" style:family="text">
      <style:text-properties officeooo:rsid="007d2f39"/>
    </style:style>
    <style:style style:name="T140" style:family="text">
      <style:text-properties officeooo:rsid="007e572f"/>
    </style:style>
    <style:style style:name="T141" style:family="text">
      <style:text-properties fo:font-size="12pt" fo:font-weight="normal" style:font-size-asian="12pt" style:font-weight-asian="normal" style:font-size-complex="12pt" style:font-weight-complex="normal"/>
    </style:style>
    <style:style style:name="T142" style:family="text">
      <style:text-properties fo:font-size="12pt" fo:font-weight="normal" officeooo:rsid="008031e3" style:font-size-asian="12pt" style:font-weight-asian="normal" style:font-size-complex="12pt" style:font-weight-complex="normal"/>
    </style:style>
    <style:style style:name="T14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4" style:family="text">
      <style:text-properties officeooo:rsid="0081bffb"/>
    </style:style>
    <style:style style:name="T145" style:family="text">
      <style:text-properties officeooo:rsid="0082b4be"/>
    </style:style>
    <style:style style:name="T146" style:family="text">
      <style:text-properties officeooo:rsid="00842abd"/>
    </style:style>
    <style:style style:name="T147" style:family="text">
      <style:text-properties officeooo:rsid="0085e4d6"/>
    </style:style>
    <style:style style:name="T148" style:family="text">
      <style:text-properties fo:font-size="16pt" fo:font-weight="bold" style:font-size-asian="16pt" style:font-weight-asian="bold" style:font-size-complex="16pt" style:font-weight-complex="bold"/>
    </style:style>
    <style:style style:name="T149" style:family="text">
      <style:text-properties fo:font-size="16pt" fo:font-weight="bold" officeooo:rsid="006ba54f" style:font-size-asian="16pt" style:font-weight-asian="bold" style:font-size-complex="16pt" style:font-weight-complex="bold"/>
    </style:style>
    <style:style style:name="T150" style:family="text">
      <style:text-properties fo:font-size="16pt" fo:font-weight="bold" officeooo:rsid="00413029" style:font-size-asian="16pt" style:font-weight-asian="bold" style:font-size-complex="16pt" style:font-weight-complex="bold"/>
    </style:style>
    <style:style style:name="T151" style:family="text">
      <style:text-properties fo:font-size="16pt" fo:font-weight="bold" officeooo:rsid="00750cc2" style:font-size-asian="16pt" style:font-weight-asian="bold" style:font-size-complex="16pt" style:font-weight-complex="bold"/>
    </style:style>
    <style:style style:name="T152" style:family="text">
      <style:text-properties officeooo:rsid="00899100"/>
    </style:style>
    <style:style style:name="T153" style:family="text">
      <style:text-properties officeooo:rsid="008d68b4"/>
    </style:style>
    <style:style style:name="T154" style:family="text">
      <style:text-properties officeooo:rsid="00911ad5"/>
    </style:style>
    <style:style style:name="T155" style:family="text">
      <style:text-properties officeooo:rsid="0094eada"/>
    </style:style>
    <style:style style:name="T156" style:family="text">
      <style:text-properties officeooo:rsid="00967e69"/>
    </style:style>
    <style:style style:name="T157" style:family="text">
      <style:text-properties officeooo:rsid="009756f1"/>
    </style:style>
    <style:style style:name="T158" style:family="text">
      <style:text-properties officeooo:rsid="00976e3a"/>
    </style:style>
    <style:style style:name="T159" style:family="text">
      <style:text-properties officeooo:rsid="0097d966"/>
    </style:style>
    <style:style style:name="T160" style:family="text">
      <style:text-properties officeooo:rsid="0099a21b"/>
    </style:style>
    <style:style style:name="T161" style:family="text">
      <style:text-properties officeooo:rsid="009bae70"/>
    </style:style>
    <style:style style:name="T162" style:family="text">
      <style:text-properties officeooo:rsid="009bd453"/>
    </style:style>
    <style:style style:name="T163" style:family="text">
      <style:text-properties officeooo:rsid="009cee7a"/>
    </style:style>
    <style:style style:name="T164" style:family="text">
      <style:text-properties officeooo:rsid="009e9cd9"/>
    </style:style>
    <style:style style:name="T165" style:family="text">
      <style:text-properties officeooo:rsid="00a00e1b"/>
    </style:style>
    <style:style style:name="T166" style:family="text">
      <style:text-properties officeooo:rsid="00a25758"/>
    </style:style>
    <style:style style:name="T167" style:family="text">
      <style:text-properties officeooo:rsid="00a2b026"/>
    </style:style>
    <style:style style:name="T168" style:family="text">
      <style:text-properties officeooo:rsid="00a34a31"/>
    </style:style>
    <style:style style:name="T169" style:family="text">
      <style:text-properties officeooo:rsid="00a39ba1"/>
    </style:style>
    <style:style style:name="T170" style:family="text">
      <style:text-properties officeooo:rsid="00a51fac"/>
    </style:style>
    <style:style style:name="T171" style:family="text">
      <style:text-properties officeooo:rsid="00a98e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48">TECO-</text:span><text:span text:style-name="T149">64</text:span><text:span text:style-name="T148"> – </text:span><text:span text:style-name="T150">New </text:span><text:span text:style-name="T151">&amp; Enhanced</text:span><text:span text:style-name="T150"> Features</text:span></text:p>
      <text:p text:style-name="P53">General syntax changes</text:p>
      <text:p text:style-name="P123">Whitespace may be generally used to make TECO-64 commands more readable, but unlike previous versions of TECO, whitespace may not occur within anything considered a token, which includes digit strings and multi-character commands such as <text:span text:style-name="T88">ER</text:span> or <text:span text:style-name="T88">FS</text:span>. Therefore, commands such as “<text:span text:style-name="T88">1 2 3 =</text:span>” are no longer valid, and must instead be written as “<text:span text:style-name="T88">123=</text:span>” or “<text:span text:style-name="T88">123 =</text:span>”. Whitespace between tokens is always valid.</text:p>
      <text:p text:style-name="P120">On the other hand, whitespace may occur between a search or replace command and any subsequent semi-colon command. <text:span text:style-name="T154">Other versions of TECO typically required that semi-colons immediately followed such commands, and printed a NAS error if they did not. </text:span>So the following are <text:span text:style-name="T154">now </text:span>valid <text:span text:style-name="T154">(</text:span>within a loop<text:span text:style-name="T154">)</text:span>:</text:p>
      <text:p text:style-name="P34">@S/foo/ ;</text:p>
      <text:p text:style-name="P34">@FN/foo/baz/ :;</text:p>
      <text:p text:style-name="P121">If a colon or at-sign modifier is used preceding any command that does not allow them, a MOD error will be printed. This will also occur if more than one at-sign, or more than two colons, are used for commands that do allow such modifiers.</text:p>
      <text:p text:style-name="P121">Numeric expressions consist of either a single numeric value, called <text:span text:style-name="T2">n</text:span>, or a pair of values, called <text:span text:style-name="T2">m</text:span> and <text:span text:style-name="T2">n</text:span>, separated by a comma. If a comma is seen, then it must be preceded by an <text:span text:style-name="T2">m</text:span> argument, and must be followed by an <text:span text:style-name="T2">n</text:span> argument. Also, multiple commas are not allowed.</text:p>
      <text:p text:style-name="P122">Colons are allowed for all commands that open files, and will result in a -1 being returned if the open succeeded, and false if it failed.</text:p>
      <text:p text:style-name="P44"><text:span text:style-name="T132">^</text:span><text:span text:style-name="T133">A</text:span><text:tab/><text:span text:style-name="T133">Print string</text:span></text:p>
      <text:p text:style-name="P11"><text:span text:style-name="T49">The </text:span><text:span text:style-name="T107">^A</text:span><text:span text:style-name="T49"> command </text:span><text:span text:style-name="T53">was changed to </text:span><text:span text:style-name="T50">allow the use of a colon modifier, which causes the output of a CR/LF after the specified message, as shown </text:span><text:span text:style-name="T54">in the following example:</text:span></text:p>
      <text:p text:style-name="P33">:@^A/hello, world!/</text:p>
      <text:p text:style-name="P46"><text:span text:style-name="T132">^</text:span><text:span text:style-name="T157">E</text:span><text:tab/><text:span text:style-name="T157">Match control constructs </text:span><text:span text:style-name="T160">(TECO-10)</text:span></text:p>
      <text:p text:style-name="P15"><text:span text:style-name="T122">^Ennn</text:span><text:span text:style-name="T157"> indicates that the character whose ASCII </text:span>octal code is <text:span text:style-name="T88">nnn</text:span><text:span text:style-name="T35"> i</text:span>s acceptable in this position.</text:p>
      <text:p text:style-name="P59"><text:soft-page-break/><text:span text:style-name="T132">^K</text:span><text:tab/><text:span text:style-name="T132">Reset window colo</text:span><text:span text:style-name="T160">rs</text:span></text:p>
      <text:p text:style-name="P16"><text:span text:style-name="T123">^K</text:span>, <text:span text:style-name="T171">when used immediately after a TECO prompt, r</text:span>esets the foreground and background colors for the command, text, and status line windows. The foreground color for the command and text windows <text:span text:style-name="T146">is</text:span> reset to black, and the background color is reset to white. The foreground and background colors for the status line are reset to white and black, respectively. <text:span text:style-name="T166">This command was added as a way to </text:span><text:span text:style-name="T171">reset the screen</text:span><text:span text:style-name="T166"> in the event that the user inadvertently set the foreground and background to the same color.</text:span></text:p>
      <text:p text:style-name="P59"><text:span text:style-name="T132">^</text:span><text:span text:style-name="T158">Q</text:span><text:tab/><text:span text:style-name="T158">Convert line numbers to character values </text:span><text:span text:style-name="T160">(TECO-10)</text:span></text:p>
      <text:p text:style-name="P16"><text:span text:style-name="T88">n^QC</text:span> is identical to <text:span text:style-name="T88">nL</text:span>. This command returns the number of characters between the buffer pointer and the nth line separator (both positive and negative). This command converts line oriented command argument values into character oriented argument values. Used after an expression.</text:p>
      <text:p text:style-name="P47"><text:span text:style-name="T132">^T</text:span><text:tab/><text:span text:style-name="T145">Type ASCII character</text:span></text:p>
      <text:p text:style-name="P14">The <text:span text:style-name="T123">^T</text:span> command <text:span text:style-name="T137">was changed to allow the use of -1, and also to allow a repeat count, as shown </text:span><text:span text:style-name="T138">in the following example</text:span><text:span text:style-name="T152">s</text:span><text:span text:style-name="T138">:</text:span></text:p>
      <text:p text:style-name="P88"><text:span text:style-name="T96">-</text:span><text:span text:style-name="T97">1^T</text:span><text:span text:style-name="T48"><text:tab/></text:span><text:span text:style-name="T61">Equivalent to </text:span><text:span text:style-name="T110">13^T 10^T</text:span><text:span text:style-name="T61">.</text:span></text:p>
      <text:p text:style-name="P89"><text:span text:style-name="T95">m,n^T</text:span><text:span text:style-name="T47"><text:tab/>Specifies a repeat count of </text:span><text:span text:style-name="T5">m </text:span><text:span text:style-name="T47">for the character whose ASCII value is </text:span><text:span text:style-name="T5">n</text:span><text:span text:style-name="T47">. </text:span><text:span text:style-name="T5">n</text:span><text:span text:style-name="T47"> may be -1.</text:span></text:p>
      <text:p text:style-name="P49"><text:span text:style-name="T168">^</text:span><text:span text:style-name="T166">U</text:span><text:tab/><text:span text:style-name="T168">Load </text:span><text:span text:style-name="T166">Q-register </text:span><text:span text:style-name="T168">with </text:span><text:span text:style-name="T166">text string</text:span></text:p>
      <text:p text:style-name="P90"><text:span text:style-name="T108">^Uq’</text:span><text:span text:style-name="T47"><text:tab/></text:span><text:span text:style-name="T69">Delete any text string in Q-register </text:span><text:span text:style-name="T10">q</text:span><text:span text:style-name="T69">. This form of the </text:span><text:span text:style-name="T109">^U</text:span><text:span text:style-name="T69"> command is not documented, but was added when it was discovered that some TECO macros employ it.</text:span></text:p>
      <text:p text:style-name="P90"><text:span text:style-name="T108">@^Uq//</text:span><text:span text:style-name="T47"><text:tab/></text:span><text:span text:style-name="T69">Equivalent to </text:span><text:span text:style-name="T109">^Uq`</text:span><text:span text:style-name="T69">.</text:span></text:p>
      <text:p text:style-name="P50"><text:span text:style-name="T132">^</text:span><text:span text:style-name="T156">V</text:span><text:tab/><text:span text:style-name="T156">Lower case text </text:span><text:span text:style-name="T160">(TECO-10)</text:span></text:p>
      <text:p text:style-name="P17"><text:span text:style-name="T122">^V</text:span><text:span text:style-name="T157"> </text:span>puts TECO into lower case conversion mode. In this mode, all alphabetic characters in string arguments are automatically changed to lower case. This mode can be overridden by explicit case control within the search string. This command makes all strings behave as if they began with <text:span text:style-name="T157">a </text:span><text:span text:style-name="T122">^V^V</text:span><text:span text:style-name="T157">.</text:span></text:p>
      <text:p text:style-name="P17">Two successive <text:span text:style-name="T124">^V</text:span> characters in a string argument indicate to TECO that all following alphabetic characters in this string are to be converted to lower case unless an explicit <text:span text:style-name="T88">^W</text:span> is given to override this state. This state continues until the end of the string or until a <text:span text:style-name="T88">^W^W</text:span> construct is encountered.</text:p>
      <text:p text:style-name="P15"><text:soft-page-break/><text:span text:style-name="T122">0^V</text:span><text:span text:style-name="T157"> r</text:span><text:span text:style-name="T156">eturns TECO to its original mode. No special case conversion occurs within strings except those case conversions that are explicitly specified by </text:span><text:span text:style-name="T124">^V</text:span><text:span text:style-name="T156"> and </text:span><text:span text:style-name="T124">^W</text:span><text:span text:style-name="T156"> string build constructs located within the string.</text:span></text:p>
      <text:p text:style-name="P45"><text:span text:style-name="T132">^</text:span><text:span text:style-name="T156">W</text:span><text:tab/><text:span text:style-name="T156">Upper case text </text:span><text:span text:style-name="T160">(TECO-10)</text:span></text:p>
      <text:p text:style-name="P15"><text:span text:style-name="T122">^W</text:span> puts TECO into upper case conversion mode. In this mode, all alphabetic characters in string arguments are automatically changed to upper case. This mode can be overrid<text:span text:style-name="T157">d</text:span>en by explicit case control within the search string. This command makes all strings behave as if they began with <text:span text:style-name="T88">^W^W</text:span>.</text:p>
      <text:p text:style-name="P15">Two successive <text:span text:style-name="T124">^W</text:span> characters indicates to TECO that all following alphabetic characters in this string are to be converted to upper case unless an explicit <text:span text:style-name="T88">^V</text:span> is encountered to override this state. This state continues until the end of the string or until a <text:span text:style-name="T88">^V^V</text:span> construct is encountered. </text:p>
      <text:p text:style-name="P15"><text:span text:style-name="T122">0^W</text:span><text:span text:style-name="T157"> is equivalent to </text:span><text:span text:style-name="T122">0^V</text:span><text:span text:style-name="T36">.</text:span></text:p>
      <text:p text:style-name="P60"><text:span text:style-name="T132">^</text:span><text:span text:style-name="T135">X</text:span><text:tab/><text:span text:style-name="T135">Search mode flag</text:span></text:p>
      <text:p text:style-name="P14">The <text:span text:style-name="T123">^X</text:span> <text:span text:style-name="T169">c</text:span>ommand <text:span text:style-name="T137">was changed to allow the use of 1 as a numeric value. It now </text:span><text:span text:style-name="T135">accepts the following values for search matches:</text:span></text:p>
      <text:p text:style-name="P88"><text:span text:style-name="T99">-1</text:span><text:span text:style-name="T97">^</text:span><text:span text:style-name="T99">X</text:span><text:span text:style-name="T48"><text:tab/></text:span><text:span text:style-name="T52">In searches, </text:span><text:span text:style-name="T51">text argument</text:span><text:span text:style-name="T52">s</text:span><text:span text:style-name="T51"> </text:span><text:span text:style-name="T52">must be</text:span><text:span text:style-name="T51"> identical to text in the text buffer.</text:span></text:p>
      <text:p text:style-name="P89"><text:span text:style-name="T99">0^X</text:span><text:span text:style-name="T47"><text:tab/></text:span><text:span text:style-name="T51">In searches, upper case letters match lower case letters, and “`”, “{”, “|”, “}”, and “~” match “@”, “[”, “\”, “]”, and “^”, respectively.</text:span></text:p>
      <text:p text:style-name="P100"><text:span text:style-name="T95">1^X</text:span><text:span text:style-name="T47"><text:tab/>In searches, upper case letters match lower case letters.</text:span></text:p>
      <text:p text:style-name="P48">;<text:tab/><text:span text:style-name="T162">Branch out of current iteration</text:span></text:p>
      <text:p text:style-name="P12"><text:span text:style-name="T70">As noted above, for</text:span><text:span text:style-name="T69"> improved readability, </text:span><text:span text:style-name="T70">a</text:span><text:span text:style-name="T49"> </text:span><text:span text:style-name="T98">;</text:span><text:span text:style-name="T50"> </text:span><text:span text:style-name="T70">or</text:span><text:span text:style-name="T66"> </text:span><text:span text:style-name="T116">:;</text:span><text:span text:style-name="T70"> c</text:span><text:span text:style-name="T49">ommand </text:span><text:span text:style-name="T66">now allow</text:span><text:span text:style-name="T70">s</text:span><text:span text:style-name="T66"> for whitespace </text:span><text:span text:style-name="T70">between it and the preceding</text:span><text:span text:style-name="T69"> command</text:span><text:span text:style-name="T66">.</text:span></text:p>
      <text:p text:style-name="P48"><text:span text:style-name="T133">=</text:span><text:tab/><text:span text:style-name="T133">Print numeric value</text:span></text:p>
      <text:p text:style-name="P12"><text:span text:style-name="T53">T</text:span><text:span text:style-name="T49">he </text:span><text:span text:style-name="T118">=</text:span><text:span text:style-name="T49"> command </text:span><text:span text:style-name="T53">was </text:span><text:span text:style-name="T54">enhanc</text:span><text:span text:style-name="T53">ed to allow the use </text:span><text:span text:style-name="T54">of a</text:span><text:span text:style-name="T53"> text </text:span><text:span text:style-name="T54">argument if an at-sign modifier is used</text:span><text:span text:style-name="T53">, </text:span><text:span text:style-name="T55">in order </text:span><text:span text:style-name="T50">to specify a </text:span><text:span text:style-name="T6">printf()</text:span><text:span text:style-name="T50"> format string, as </text:span><text:span text:style-name="T54">in the following example:</text:span></text:p>
      <text:p text:style-name="P35">42@=/The answer is %5u/</text:p>
      <text:p text:style-name="P13"><text:span text:style-name="T19">Note that any string for </text:span><text:span text:style-name="T30">printf() </text:span><text:span text:style-name="T19">may be used, as long as it contains at most one numeric conversion specifier. Non-numeric specifiers such as </text:span><text:span text:style-name="T95">%s,</text:span><text:span text:style-name="T19"> or multiple numeric specifiers, are not allowed. However, </text:span><text:span text:style-name="T95">%%</text:span><text:span text:style-name="T19"> may be used to print a percent sign.</text:span></text:p>
      <text:p text:style-name="P43"><text:span text:style-name="T147">@</text:span><text:tab/><text:span text:style-name="T147">Command modifier</text:span></text:p>
      <text:p text:style-name="P21"><text:soft-page-break/><text:span text:style-name="T53">T</text:span><text:span text:style-name="T49">he </text:span><text:span text:style-name="T101">@</text:span><text:span text:style-name="T54"> </text:span><text:span text:style-name="T49">command </text:span><text:span text:style-name="T53">was </text:span><text:span text:style-name="T54">enhance</text:span><text:span text:style-name="T53">d to allow </text:span><text:span text:style-name="T60">whitespace between a command and the text argument delimiter. A side effect of this is to disallow the use of whitespace as a delimiter.</text:span></text:p>
      <text:p text:style-name="P95"><text:span text:style-name="T101">@S /foo/</text:span><text:span text:style-name="T47"><text:tab/>Equivalent to</text:span><text:span text:style-name="T30"> </text:span><text:span text:style-name="T101">@S/foo/</text:span><text:span text:style-name="T47">.</text:span></text:p>
      <text:p text:style-name="P43"><text:span text:style-name="T134">C</text:span><text:tab/><text:span text:style-name="T134">Move character forward </text:span><text:span text:style-name="T160">(TECO-10)</text:span></text:p>
      <text:p text:style-name="P18"><text:span text:style-name="T53">T</text:span><text:span text:style-name="T49">he </text:span><text:span text:style-name="T111">C</text:span><text:span text:style-name="T54"> </text:span><text:span text:style-name="T49">command </text:span><text:span text:style-name="T53">was </text:span><text:span text:style-name="T54">enhance</text:span><text:span text:style-name="T53">d to allow the use </text:span><text:span text:style-name="T54">of a</text:span><text:span text:style-name="T53"> </text:span><text:span text:style-name="T54">colon modifier.</text:span></text:p>
      <text:p text:style-name="P91"><text:span text:style-name="T98">n:</text:span><text:span text:style-name="T95">C</text:span><text:span text:style-name="T47"><text:tab/>Same as </text:span><text:span text:style-name="T95">nC</text:span><text:span text:style-name="T47"> except that a value is returned. If the command succeeded, -1 is returned. If the command failed, the pointer does not move and a value of 0 is returned.</text:span></text:p>
      <text:p text:style-name="P91"><text:span text:style-name="T95">:C</text:span><text:span text:style-name="T47"><text:tab/>Equivalent to </text:span><text:span text:style-name="T95">1:C</text:span><text:span text:style-name="T47">.</text:span></text:p>
      <text:p text:style-name="P58"><text:span text:style-name="T144">D</text:span><text:tab/><text:span text:style-name="T144">Delete characters </text:span><text:span text:style-name="T160">(TECO-10)</text:span></text:p>
      <text:p text:style-name="P19"><text:span text:style-name="T53">T</text:span><text:span text:style-name="T49">he </text:span><text:span text:style-name="T57">D</text:span><text:span text:style-name="T54"> </text:span><text:span text:style-name="T49">command </text:span><text:span text:style-name="T53">was </text:span><text:span text:style-name="T54">enhance</text:span><text:span text:style-name="T53">d to allow the use </text:span><text:span text:style-name="T54">of a</text:span><text:span text:style-name="T53"> </text:span><text:span text:style-name="T54">colon modifier.</text:span></text:p>
      <text:p text:style-name="P94"><text:span text:style-name="T98">n:</text:span><text:span text:style-name="T100">D</text:span><text:span text:style-name="T47"><text:tab/>Same as </text:span><text:span text:style-name="T100">nD</text:span><text:span text:style-name="T21"> but returns a value (-1 if command succeeds, 0 if command failed because the range of characters to be deleted fell outside the text buffer).</text:span></text:p>
      <text:p text:style-name="P8">E%<text:tab/><text:span text:style-name="T74">Write Q-register </text:span><text:span text:style-name="T131">directly</text:span><text:span text:style-name="T74"> to file </text:span><text:span text:style-name="T160">(TECO-10)</text:span></text:p>
      <text:p text:style-name="P30">Write the contents of a Q-register directly to the specified file.</text:p>
      <text:p text:style-name="P81"><text:span text:style-name="T76">E</text:span><text:span text:style-name="T79">%</text:span><text:span text:style-name="T76">qfilespec`<text:tab/></text:span><text:span text:style-name="T19">Write the contents of Q-register </text:span><text:span text:style-name="T30">q </text:span><text:span text:style-name="T19">to </text:span><text:span text:style-name="T30">filespec.</text:span></text:p>
      <text:p text:style-name="P73"><text:span text:style-name="T47">@E</text:span><text:span text:style-name="T64">%</text:span><text:span text:style-name="T47">q/filespec/<text:tab/></text:span><text:span text:style-name="T22">Equivalent to </text:span><text:span text:style-name="T100">E</text:span><text:span text:style-name="T115">%</text:span><text:span text:style-name="T100">qfilespec`</text:span><text:span text:style-name="T21">.</text:span></text:p>
      <text:p text:style-name="P75"><text:span text:style-name="T47">:@</text:span><text:span text:style-name="T64">E%</text:span><text:span text:style-name="T47">q/filespec/<text:tab/></text:span><text:span text:style-name="T19">Write the contents of Q-register </text:span><text:span text:style-name="T30">q </text:span><text:span text:style-name="T19">to </text:span><text:span text:style-name="T30">filespec</text:span><text:span text:style-name="T19">. -1 is returned if the file open succeeded; 0 is returned if the file could not be opened.</text:span></text:p>
      <text:p text:style-name="P68">E1<text:tab/><text:span text:style-name="T44">E</text:span>nable/<text:span text:style-name="T44">disable</text:span> extended features</text:p>
      <text:p text:style-name="P24"><text:span text:style-name="T53">T</text:span><text:span text:style-name="T49">he </text:span><text:span text:style-name="T68">E1</text:span><text:span text:style-name="T54"> </text:span><text:span text:style-name="T68">flag</text:span><text:span text:style-name="T49"> </text:span><text:span text:style-name="T68">controls whether certain new and extended features are available in TECO. By default, all of the bits below are set, but a different value may be set in the user’s initialization file.</text:span></text:p>
      <text:p text:style-name="P87"><text:span text:style-name="T88">E1&amp;1</text:span><text:tab/>Allow extended operators within parentheses. If this bit is clear, no extended operators are allowed.</text:p>
      <text:p text:style-name="P114"><text:span text:style-name="T164">If</text:span> this bit is set, the following operators may be used, as long as they are within parentheses. <text:span text:style-name="T166">The relational operators return a value of 0 for false and -1 for true.</text:span></text:p>
      <text:p text:style-name="P105"><text:span text:style-name="T18">=</text:span><text:span text:style-name="T17">=<text:tab/></text:span><text:span text:style-name="T18">(equal)</text:span></text:p>
      <text:p text:style-name="P106">&lt;&gt;<text:tab/><text:span text:style-name="T15">(not equal)</text:span></text:p>
      <text:p text:style-name="P106"><text:soft-page-break/>&lt;<text:tab/><text:span text:style-name="T15">(less than)</text:span></text:p>
      <text:p text:style-name="P106">&lt;=<text:tab/><text:span text:style-name="T15">(less than or equal)</text:span></text:p>
      <text:p text:style-name="P106">&gt;<text:tab/><text:span text:style-name="T15">(greater than)</text:span></text:p>
      <text:p text:style-name="P106">&gt;=<text:tab/><text:span text:style-name="T15">(greater than or equal)</text:span></text:p>
      <text:p text:style-name="P106">//<text:tab/><text:span text:style-name="T16">(division yielding remainder)</text:span></text:p>
      <text:p text:style-name="P107">~<text:tab/>(exclusive OR)</text:p>
      <text:p text:style-name="P107">&lt;&lt;<text:tab/>(arithmetic left shift)</text:p>
      <text:p text:style-name="P107">&gt;&gt;<text:tab/>(arithmetic right shift)</text:p>
      <text:p text:style-name="P108">!<text:tab/>(logical NOT)</text:p>
      <text:p text:style-name="P108"/>
      <text:p text:style-name="P109">The relational operators (the first six operators in the last above) return a value of -1 if the relation is true, and 0 if the relation is false.</text:p>
      <text:p text:style-name="P84"><text:span text:style-name="T88">E1&amp;2</text:span><text:tab/><text:span text:style-name="T45">Modifies the behavior of the </text:span><text:span text:style-name="T89">^H</text:span><text:span text:style-name="T45"> command. </text:span>If this bit is clear, ^H returns the time as seconds since midnight divided by two (the same as TECO on RT-11, RSX-11, and VMS).</text:p>
      <text:p text:style-name="P114">If this bit is set, <text:span text:style-name="T88">^H</text:span> returns the time as milliseconds since midnight.</text:p>
      <text:p text:style-name="P84"><text:span text:style-name="T88">E1&amp;4</text:span><text:tab/><text:span text:style-name="T45">Allows the use of braced text strings. </text:span>If this bit is clear, <text:span text:style-name="T45">text strings following commands work as with other TECOs.</text:span></text:p>
      <text:p text:style-name="P113">If this bit is set, then commands which are modified by at-signs can use paired braces to enclose the text strings, as in the following examples:</text:p>
      <text:p text:style-name="P111">@S {foo}</text:p>
      <text:p text:style-name="P111">@FN {foo} {baz}</text:p>
      <text:p text:style-name="P110"/>
      <text:p text:style-name="P112">Note that a consequence of this feature is that whitespace before a left brace or after a right brace is ignored.</text:p>
      <text:p text:style-name="P84"><text:span text:style-name="T88">E</text:span><text:span text:style-name="T119">1</text:span><text:span text:style-name="T88">&amp;</text:span><text:span text:style-name="T89">8</text:span><text:tab/><text:span text:style-name="T46">If this bit is clear, dollar signs are not valid symbol constituents </text:span><text:span text:style-name="T73">for the </text:span><text:span text:style-name="T126">^E</text:span><text:span text:style-name="T127">C</text:span><text:span text:style-name="T73"> match control construct </text:span><text:span text:style-name="T46">or th</text:span><text:span text:style-name="T74">e </text:span><text:span text:style-name="T128">n“C</text:span><text:span text:style-name="T74"> command.</text:span></text:p>
      <text:p text:style-name="P114"><text:span text:style-name="T74">If thi</text:span><text:span text:style-name="T46">s bit is set, dollar signs are valid.</text:span></text:p>
      <text:p text:style-name="P84"><text:span text:style-name="T88">E</text:span><text:span text:style-name="T119">1</text:span><text:span text:style-name="T88">&amp;1</text:span><text:span text:style-name="T89">6</text:span><text:tab/><text:span text:style-name="T46">If </text:span><text:span text:style-name="T72">this bit is clear, underscores are not valid symbol constituents </text:span><text:span text:style-name="T73">for the </text:span><text:span text:style-name="T129">^E</text:span><text:span text:style-name="T127">C</text:span><text:span text:style-name="T73"> match control construct </text:span><text:span text:style-name="T74">or the </text:span><text:span text:style-name="T128">n“C</text:span><text:span text:style-name="T74"> command</text:span><text:span text:style-name="T72">.</text:span></text:p>
      <text:p text:style-name="P114"><text:span text:style-name="T72">If this bit is set, underscores are v</text:span><text:span text:style-name="T73">alid.</text:span></text:p>
      <text:p text:style-name="P84"><text:span text:style-name="T88">E</text:span><text:span text:style-name="T119">1</text:span><text:span text:style-name="T88">&amp;</text:span><text:span text:style-name="T120">32</text:span><text:tab/><text:span text:style-name="T46">If </text:span><text:span text:style-name="T72">this bit is clear, </text:span><text:span text:style-name="T120">EI</text:span><text:span text:style-name="T164"> commands are executed after TECO has completed executing the current command string. </text:span></text:p>
      <text:p text:style-name="P114"><text:span text:style-name="T72">If this bit is set, </text:span><text:span text:style-name="T164">execution of the current command string is interrupted to execute the </text:span><text:span text:style-name="T120">EI</text:span><text:span text:style-name="T164"> command. When that has completed, execution of the current command string resumes.</text:span></text:p>
      <text:p text:style-name="P84"><text:soft-page-break/><text:span text:style-name="T88">E</text:span><text:span text:style-name="T119">1</text:span><text:span text:style-name="T88">&amp;</text:span><text:span text:style-name="T120">64</text:span><text:tab/><text:span text:style-name="T46">If </text:span><text:span text:style-name="T72">this bit is clear, </text:span><text:span text:style-name="T164">all tags must start and end with the same character (usually </text:span><text:span text:style-name="T120">!</text:span><text:span text:style-name="T164">, unless the </text:span><text:span text:style-name="T129">@</text:span><text:span text:style-name="T164"> modifier is used).</text:span></text:p>
      <text:p text:style-name="P114"><text:span text:style-name="T72">If this bit is set, </text:span><text:span text:style-name="T164">tags continue to function as before, but any tag that starts with </text:span><text:span text:style-name="T120">!!</text:span><text:span text:style-name="T164"> specifies a comment that continues through the end of the current line.</text:span></text:p>
      <text:p text:style-name="P63">E<text:span text:style-name="T45">2<text:tab/></text:span><text:span text:style-name="T44">E</text:span>nable/<text:span text:style-name="T44">disable</text:span> <text:span text:style-name="T45">additional error checking</text:span></text:p>
      <text:p text:style-name="P24"><text:span text:style-name="T53">T</text:span><text:span text:style-name="T49">he </text:span><text:span text:style-name="T68">E2</text:span><text:span text:style-name="T54"> </text:span><text:span text:style-name="T68">flag</text:span><text:span text:style-name="T49"> </text:span><text:span text:style-name="T68">controls whether TECO performs additional error checking on certain commands. By default, all of the bits below are clear, but a different value may be set in the user’s initialization file.</text:span></text:p>
      <text:p text:style-name="P87"><text:span text:style-name="T88">E</text:span><text:span text:style-name="T89">2</text:span><text:span text:style-name="T88">&amp;1</text:span><text:tab/><text:span text:style-name="T153">If set, print DIV</text:span><text:span text:style-name="T45"> error if attempt is made to divide by zero.</text:span></text:p>
      <text:p text:style-name="P83"><text:span text:style-name="T88">E</text:span><text:span text:style-name="T89">2</text:span><text:span text:style-name="T88">&amp;</text:span><text:span text:style-name="T89">2</text:span><text:tab/><text:span text:style-name="T153">If set, print IFE error</text:span><text:span text:style-name="T45"> if double operators are used in expressions (for example, 2**3).</text:span></text:p>
      <text:p text:style-name="P83"><text:span text:style-name="T88">E</text:span><text:span text:style-name="T89">2</text:span><text:span text:style-name="T88">&amp;</text:span><text:span text:style-name="T89">4</text:span><text:tab/><text:span text:style-name="T153">If set, print </text:span><text:span text:style-name="T164">ATS</text:span><text:span text:style-name="T153"> error</text:span><text:span text:style-name="T45"> if command does not allow an at-sign modifier, or if more than one at-sign modifier is seen.</text:span></text:p>
      <text:p text:style-name="P83"><text:span text:style-name="T88">E</text:span><text:span text:style-name="T89">2</text:span><text:span text:style-name="T88">&amp;</text:span><text:span text:style-name="T89">8</text:span><text:tab/><text:span text:style-name="T153">If set, print </text:span><text:span text:style-name="T164">COL</text:span><text:span text:style-name="T153"> </text:span><text:span text:style-name="T45">error if command does not allow a colon modifier, or if more than two colon modifiers are seen.</text:span></text:p>
      <text:p text:style-name="P83"><text:span text:style-name="T88">E</text:span><text:span text:style-name="T89">2</text:span><text:span text:style-name="T88">&amp;1</text:span><text:span text:style-name="T89">6</text:span><text:tab/><text:span text:style-name="T153">If set, print MCA </text:span><text:span text:style-name="T46">error if missing </text:span><text:span text:style-name="T4">m</text:span><text:span text:style-name="T153"> </text:span><text:span text:style-name="T46">argument before </text:span><text:span text:style-name="T153">comma</text:span><text:span text:style-name="T46"> command.</text:span></text:p>
      <text:p text:style-name="P83"><text:span text:style-name="T88">E</text:span><text:span text:style-name="T89">2</text:span><text:span text:style-name="T88">&amp;</text:span><text:span text:style-name="T89">32</text:span><text:tab/><text:span text:style-name="T153">If set, print IMA error </text:span><text:span text:style-name="T46">if command does not allow an </text:span><text:span text:style-name="T3">m</text:span><text:span text:style-name="T46"> argument.</text:span></text:p>
      <text:p text:style-name="P83"><text:span text:style-name="T88">E</text:span><text:span text:style-name="T89">2</text:span><text:span text:style-name="T88">&amp;</text:span><text:span text:style-name="T89">64</text:span><text:tab/><text:span text:style-name="T153">If set, print UTQ </text:span><text:span text:style-name="T46">error if loop is not complete within a conditional.</text:span></text:p>
      <text:p text:style-name="P102"><text:span text:style-name="T90">E</text:span><text:span text:style-name="T91">2</text:span><text:span text:style-name="T90">&amp;1</text:span><text:span text:style-name="T91">28</text:span><text:span text:style-name="T11"><text:tab/></text:span><text:span text:style-name="T12">I</text:span><text:span text:style-name="T14">f set, print UTL </text:span><text:span text:style-name="T12">error if conditional is not complete within a loop.</text:span></text:p>
      <text:p text:style-name="P83"><text:span text:style-name="T88">E</text:span><text:span text:style-name="T89">2</text:span><text:span text:style-name="T88">&amp;</text:span><text:span text:style-name="T89">256</text:span><text:tab/><text:span text:style-name="T46">I</text:span><text:span text:style-name="T153">f set, print </text:span><text:span text:style-name="T164">NAT</text:span><text:span text:style-name="T153"> </text:span><text:span text:style-name="T46">error for </text:span><text:span text:style-name="T93">m,n:P</text:span><text:span text:style-name="T46"> or </text:span><text:span text:style-name="T93">H:P</text:span><text:span text:style-name="T46"> or </text:span><text:span text:style-name="T93">:PW</text:span><text:span text:style-name="T46">.</text:span></text:p>
      <text:p text:style-name="P42">E<text:span text:style-name="T46">3<text:tab/></text:span><text:span text:style-name="T44">E</text:span>nable/<text:span text:style-name="T44">disabl</text:span><text:span text:style-name="T46">e I/O operations</text:span></text:p>
      <text:p text:style-name="P87"><text:span text:style-name="T93">E3</text:span><text:span text:style-name="T88">&amp;</text:span><text:span text:style-name="T121">1</text:span><text:tab/><text:span text:style-name="T46">If this bit is clear, FF is a page separator, and is not normally included in text buffers.</text:span></text:p>
      <text:p text:style-name="P117">If this bit is set, set, FF is a normal input character and not a page separator.</text:p>
      <text:p text:style-name="P85"><text:span text:style-name="T88">E</text:span><text:span text:style-name="T93">3</text:span><text:span text:style-name="T88">&amp;</text:span><text:span text:style-name="T120">2</text:span><text:tab/><text:span text:style-name="T72">Specifies </text:span><text:span text:style-name="T164">whether “smart” line terminator mode is in effect</text:span><text:span text:style-name="T72">. </text:span><text:span text:style-name="T46">If this bit is </text:span><text:span text:style-name="T72">clear,</text:span><text:span text:style-name="T46"> </text:span><text:span text:style-name="T164">then the next two bits determine what line terminators are used for input and output.</text:span></text:p>
      <text:p text:style-name="P114"><text:span text:style-name="T72">If </text:span><text:span text:style-name="T46">this bit is set, </text:span><text:span text:style-name="T164">the line terminator for the first line read sets the next two bits. If the first line ends with LF, then all </text:span><text:span text:style-name="T165">CR/LF is translated to LF on input, and lines are output with LF only. If the first line ends </text:span><text:soft-page-break/><text:span text:style-name="T165">with CR/LF, then all input lines will end with CR/LF, as will all output lines.</text:span></text:p>
      <text:p text:style-name="P86"><text:span text:style-name="T88">E</text:span><text:span text:style-name="T93">3</text:span><text:span text:style-name="T88">&amp;</text:span><text:span text:style-name="T121">4</text:span><text:tab/><text:span text:style-name="T72">Specifies whether the line delimiter for input files is LF or CR/LF. </text:span><text:span text:style-name="T46">If this bit is clear, </text:span><text:span text:style-name="T72">the delimiter is LF</text:span><text:span text:style-name="T46">.</text:span></text:p>
      <text:p text:style-name="P115"><text:span text:style-name="T46">If this bit is set, </text:span><text:span text:style-name="T72">CR/LF is translated to LF on input</text:span><text:span text:style-name="T46">. The default setting is clear for Linux and MacOS, and set for Windows and VMS.</text:span></text:p>
      <text:p text:style-name="P87"><text:span text:style-name="T88">E</text:span><text:span text:style-name="T93">3</text:span><text:span text:style-name="T88">&amp;</text:span><text:span text:style-name="T121">8</text:span><text:tab/><text:span text:style-name="T72">Specifies whether the line delimiter for output files is LF or CR/LF. </text:span><text:span text:style-name="T46">If this bit is </text:span><text:span text:style-name="T72">clear,</text:span><text:span text:style-name="T46"> </text:span><text:span text:style-name="T72">the delimiter is LF.</text:span></text:p>
      <text:p text:style-name="P116"><text:span text:style-name="T72">If </text:span><text:span text:style-name="T46">this bit is set, LF </text:span><text:span text:style-name="T72">is translated </text:span><text:span text:style-name="T46">to CR/LF on output. The default setting is clear for Linux and MacOS, and set for Windows and VMS.</text:span></text:p>
      <text:p text:style-name="P87"><text:span text:style-name="T88">E</text:span><text:span text:style-name="T93">3</text:span><text:span text:style-name="T88">&amp;</text:span><text:span text:style-name="T120">16</text:span><text:tab/><text:span text:style-name="T72">This bit affects the behavior of echoed input to log files (opened with </text:span><text:span text:style-name="T167">the</text:span><text:span text:style-name="T72"> </text:span><text:span text:style-name="T94">EL</text:span><text:span text:style-name="T72"> command). If the bit is clear, all echoed input is written to the log file.</text:span></text:p>
      <text:p text:style-name="P118">If the bit is set, echoed input is not written to the log file.</text:p>
      <text:p text:style-name="P87"><text:span text:style-name="T88">E</text:span><text:span text:style-name="T93">3</text:span><text:span text:style-name="T88">&amp;</text:span><text:span text:style-name="T120">32</text:span><text:tab/><text:span text:style-name="T72">This bit affects the behavior of output messages to log files (opened with </text:span><text:span text:style-name="T167">the</text:span><text:span text:style-name="T72"> </text:span><text:span text:style-name="T94">EL</text:span><text:span text:style-name="T72"> command). If the bit is clear, all output is written to the log file.</text:span></text:p>
      <text:p text:style-name="P118">If the bit is set, output is not written to the log file.</text:p>
      <text:p text:style-name="P41">E<text:span text:style-name="T72">4<text:tab/>Enable/disable window features</text:span></text:p>
      <text:p text:style-name="P103"><text:span text:style-name="T90">E</text:span><text:span text:style-name="T92">4</text:span><text:span text:style-name="T90">&amp;1</text:span><text:span text:style-name="T11"><text:tab/></text:span><text:span text:style-name="T13">This bit controls whether the text window is above or below the command window. If this bit is clear, the text window is above the command window.</text:span></text:p>
      <text:p text:style-name="P118">If this bit is set, the text window is below the command window.</text:p>
      <text:p text:style-name="P87"><text:span text:style-name="T88">E</text:span><text:span text:style-name="T94">4</text:span><text:span text:style-name="T88">&amp;</text:span><text:span text:style-name="T89">2</text:span><text:tab/><text:span text:style-name="T72">This bit controls whether there should be a line between the text and command windows. If this bit is clear, there is no line.</text:span></text:p>
      <text:p text:style-name="P118">If this bit is set, there is a line separating the text and command windows.</text:p>
      <text:p text:style-name="P87"><text:span text:style-name="T93">E</text:span><text:span text:style-name="T94">4</text:span><text:span text:style-name="T93">&amp;</text:span><text:span text:style-name="T89">4</text:span><text:span text:style-name="T46"><text:tab/></text:span><text:span text:style-name="T72">This bit controls whether status information should be </text:span><text:span text:style-name="T73">included</text:span><text:span text:style-name="T72"> </text:span><text:span text:style-name="T73">on the status line. If the bit is clear, there is no information.</text:span></text:p>
      <text:p text:style-name="P119">If the bit is set, then information about the position within the file as well as the date and time are included.</text:p>
      <text:p text:style-name="P9"><text:soft-page-break/><text:span text:style-name="T74">n</text:span>E<text:span text:style-name="T74">C<text:tab/>Increase/decrease memor</text:span><text:span text:style-name="T140">y </text:span><text:span text:style-name="T160">(TECO-10)</text:span></text:p>
      <text:p text:style-name="P37"><text:span text:style-name="T125">EC</text:span><text:span text:style-name="T167"> without a numeric argument closes a file, as before. </text:span><text:span text:style-name="T88">nEC</text:span><text:span text:style-name="T17"> </text:span>tells TECO to expand or contract until it uses <text:span text:style-name="T2">nK</text:span> words of memory <text:span text:style-name="T167">for its text buffer</text:span>. If this is not possible, then TECO’s memory usage does not change. The <text:span text:style-name="T88">0EC</text:span> command tells TECO to use the least amount of memory possible<text:span text:style-name="T75">.</text:span></text:p>
      <text:p text:style-name="P5">E<text:span text:style-name="T159">I</text:span><text:span text:style-name="T74"><text:tab/></text:span><text:span text:style-name="T159">Indirect command file</text:span></text:p>
      <text:p text:style-name="P26"><text:span text:style-name="T54">T</text:span><text:span text:style-name="T47">he </text:span><text:span text:style-name="T95">EI</text:span><text:span text:style-name="T47"> command has been enhanced to allow a colon modifier.</text:span></text:p>
      <text:p text:style-name="P80"><text:span text:style-name="T76">:E</text:span><text:span text:style-name="T79">I</text:span><text:span text:style-name="T82">filespec’</text:span><text:span text:style-name="T77"><text:tab/></text:span><text:span text:style-name="T20">Open</text:span><text:span text:style-name="T19"> </text:span><text:span text:style-name="T30">filespec</text:span><text:span text:style-name="T19"> </text:span><text:span text:style-name="T20">as a</text:span><text:span text:style-name="T24">n indirect command</text:span><text:span text:style-name="T20"> file</text:span><text:span text:style-name="T19">. -1 is returned if the file open succeeded; 0 is returned if the file could not be found.</text:span></text:p>
      <text:p text:style-name="P80"><text:span text:style-name="T76">:@E</text:span><text:span text:style-name="T79">I</text:span><text:span text:style-name="T76">/</text:span><text:span text:style-name="T82">filespec</text:span><text:span text:style-name="T76">/</text:span><text:span text:style-name="T77"><text:tab/></text:span><text:span text:style-name="T27">Equivalent to </text:span><text:span text:style-name="T112">:EIfilespec`</text:span><text:span text:style-name="T27">.</text:span></text:p>
      <text:p text:style-name="P80"><text:span text:style-name="T76">::E</text:span><text:span text:style-name="T79">I</text:span><text:span text:style-name="T82">filespec</text:span><text:span text:style-name="T84">`</text:span><text:span text:style-name="T77"><text:tab/></text:span><text:span text:style-name="T27">Execute </text:span><text:span text:style-name="T33">filespec </text:span><text:span text:style-name="T27">immediately, regardless of the setting of the </text:span><text:span text:style-name="T112">E1&amp;32</text:span><text:span text:style-name="T27"> flag bit.</text:span></text:p>
      <text:p text:style-name="P80"><text:span text:style-name="T76">::@E</text:span><text:span text:style-name="T79">I</text:span><text:span text:style-name="T76">/</text:span><text:span text:style-name="T82">filespec</text:span><text:span text:style-name="T76">/</text:span><text:span text:style-name="T77"><text:tab/></text:span><text:span text:style-name="T27">Equivalent to </text:span><text:span text:style-name="T112">::E</text:span><text:span text:style-name="T113">I</text:span><text:span text:style-name="T112">filespec`</text:span><text:span text:style-name="T33">.</text:span></text:p>
      <text:p text:style-name="P7">E<text:span text:style-name="T161">J</text:span><text:span text:style-name="T74"><text:tab/></text:span><text:span text:style-name="T161">Environment characteristics</text:span></text:p>
      <text:p text:style-name="P26"><text:span text:style-name="T54">T</text:span><text:span text:style-name="T47">he E</text:span><text:span text:style-name="T65">J</text:span><text:span text:style-name="T47"> command has been enhanced to allow a colon modifier.</text:span></text:p>
      <text:p text:style-name="P79"><text:span text:style-name="T76">-</text:span><text:span text:style-name="T80">1EJ</text:span><text:span text:style-name="T77"><text:tab/></text:span><text:span text:style-name="T25">Return a number representing the computer and operating system upon which TECO is currently running. </text:span><text:span text:style-name="T26">This value has the form 256m+n where m is a number representing the computer in use and n is a number representing the operating system that is running. Current values of m and n for Linux on an x86 platform are 101 and 2, respectively, in which case </text:span><text:span text:style-name="T114">-1EJ</text:span><text:span text:style-name="T26"> would return a value of 25858.</text:span></text:p>
      <text:p text:style-name="P79"><text:span text:style-name="T76">:-</text:span><text:span text:style-name="T80">1EJ</text:span><text:span text:style-name="T77"><text:tab/></text:span><text:span text:style-name="T26">Equivalent to </text:span><text:span text:style-name="T114">-1EJ</text:span><text:span text:style-name="T26">, but also prints a string describing the operating environment (Linux, x86, 64-bit).</text:span></text:p>
      <text:p text:style-name="P79"><text:span text:style-name="T81">0</text:span><text:span text:style-name="T80">EJ</text:span><text:span text:style-name="T77"><text:tab/></text:span><text:span text:style-name="T26">Returns the ID of the current process.</text:span></text:p>
      <text:p text:style-name="P79"><text:span text:style-name="T81">0:</text:span><text:span text:style-name="T80">EJ</text:span><text:span text:style-name="T77"><text:tab/></text:span><text:span text:style-name="T26">Returns the ID of the parent process.</text:span></text:p>
      <text:p text:style-name="P6">E<text:span text:style-name="T132">L</text:span><text:span text:style-name="T74"><text:tab/></text:span><text:span text:style-name="T132">Write TECO input and output to log file </text:span><text:span text:style-name="T160">(TECO-10)</text:span></text:p>
      <text:p text:style-name="P22"><text:span text:style-name="T55">Open the specified file for output as a log file. Any currently open log file will be closed.</text:span><text:span text:style-name="T54"> </text:span><text:span text:style-name="T56">All TECO output, including echoed input, will be copied to the file (</text:span><text:span text:style-name="T102">E3</text:span><text:span text:style-name="T56"> may be used to suppress either input or output). </text:span><text:span text:style-name="T102">EL</text:span><text:span text:style-name="T56"> may also be used without a file specification to close a log file.</text:span></text:p>
      <text:p text:style-name="P78"><text:span text:style-name="T85">E</text:span><text:span text:style-name="T86">L</text:span><text:span text:style-name="T87">filespec</text:span><text:span text:style-name="T85">`</text:span><text:span text:style-name="T76"><text:tab/></text:span><text:span text:style-name="T20">Open</text:span><text:span text:style-name="T31"> filespec </text:span><text:span text:style-name="T20">as a log file.</text:span></text:p>
      <text:p text:style-name="P72"><text:span text:style-name="T141">@E</text:span><text:span text:style-name="T142">L</text:span><text:span text:style-name="T141">/</text:span><text:span text:style-name="T143">filespec</text:span><text:span text:style-name="T141">/</text:span><text:span text:style-name="T47"><text:tab/></text:span><text:span text:style-name="T21">Equivalent to</text:span><text:span text:style-name="T20"> </text:span><text:span text:style-name="T102">EL</text:span><text:span text:style-name="T117">filespec</text:span><text:span text:style-name="T102">`</text:span><text:span text:style-name="T20">.</text:span></text:p>
      <text:p text:style-name="P72"><text:soft-page-break/><text:span text:style-name="T47">:@E</text:span><text:span text:style-name="T56">L</text:span><text:span text:style-name="T47">/</text:span><text:span text:style-name="T5">filespec</text:span><text:span text:style-name="T47">/</text:span><text:span text:style-name="T56"><text:tab/></text:span><text:span text:style-name="T20">Open</text:span><text:span text:style-name="T19"> </text:span><text:span text:style-name="T30">filespec</text:span><text:span text:style-name="T19"> </text:span><text:span text:style-name="T20">as a log file</text:span><text:span text:style-name="T19">. -1 is returned if the file open succeeded; 0 is returned if the file could not be found.</text:span></text:p>
      <text:p text:style-name="P78"><text:span text:style-name="T76">E</text:span><text:span text:style-name="T77">L</text:span><text:span text:style-name="T76">`<text:tab/></text:span><text:span text:style-name="T20">Close any open log file.</text:span></text:p>
      <text:p text:style-name="P82"><text:span text:style-name="T95">@EL//</text:span><text:span text:style-name="T19"><text:tab/></text:span><text:span text:style-name="T21">Equivalent to </text:span><text:span text:style-name="T95">EL`</text:span><text:span text:style-name="T19">.</text:span></text:p>
      <text:p text:style-name="P4">E<text:span text:style-name="T136">O</text:span><text:span text:style-name="T74"><text:tab/></text:span><text:span text:style-name="T136">TECO version</text:span></text:p>
      <text:p text:style-name="P38"><text:span text:style-name="T139">The </text:span><text:span text:style-name="T130">EO</text:span><text:span text:style-name="T139"> command was </text:span><text:span text:style-name="T152">changed</text:span><text:span text:style-name="T139"> to return 200 for </text:span>the version number of TECO-64.</text:p>
      <text:p text:style-name="P3">E<text:span text:style-name="T74">Q<text:tab/>Read file </text:span><text:span text:style-name="T131">directly </text:span><text:span text:style-name="T74">into Q-register </text:span><text:span text:style-name="T160">(TECO-10)</text:span></text:p>
      <text:p text:style-name="P29">Read the specified file directly into a Q-register. However, unlike <text:span text:style-name="T170">in </text:span>TECO-10, trailing NUL characters are not deleted.</text:p>
      <text:p text:style-name="P76"><text:span text:style-name="T76">EQqfilespec`<text:tab/></text:span><text:span text:style-name="T19">Read </text:span><text:span text:style-name="T30">filespec</text:span><text:span text:style-name="T19"> into Q-register </text:span><text:span text:style-name="T30">q.</text:span></text:p>
      <text:p text:style-name="P69"><text:span text:style-name="T47">@EQq/filespec/<text:tab/></text:span><text:span text:style-name="T22">Equivalent to</text:span><text:span text:style-name="T20"> </text:span><text:span text:style-name="T102">@EQqfilespec</text:span><text:span text:style-name="T20">`.</text:span></text:p>
      <text:p text:style-name="P74"><text:span text:style-name="T47">:@EQq/filespec/<text:tab/></text:span><text:span text:style-name="T19">Read </text:span><text:span text:style-name="T30">filespec</text:span><text:span text:style-name="T19"> into Q-register </text:span><text:span text:style-name="T30">q</text:span><text:span text:style-name="T19">. -1 is returned if the file open succeeded; 0 is returned if the file could not be found.</text:span></text:p>
      <text:p text:style-name="P4">E<text:span text:style-name="T159">W</text:span><text:span text:style-name="T74"><text:tab/></text:span><text:span text:style-name="T159">Open output file</text:span></text:p>
      <text:p text:style-name="P25"><text:span text:style-name="T54">T</text:span><text:span text:style-name="T47">he </text:span><text:span text:style-name="T95">EW</text:span><text:span text:style-name="T47"> command has been enhanced to allow a colon modifier.</text:span></text:p>
      <text:p text:style-name="P78"><text:span text:style-name="T76">:@E</text:span><text:span text:style-name="T79">W</text:span><text:span text:style-name="T76">/</text:span><text:span text:style-name="T82">filespec</text:span><text:span text:style-name="T76">/</text:span><text:span text:style-name="T77"><text:tab/></text:span><text:span text:style-name="T20">Open</text:span><text:span text:style-name="T19"> </text:span><text:span text:style-name="T30">filespec</text:span><text:span text:style-name="T19"> </text:span><text:span text:style-name="T20">as a</text:span><text:span text:style-name="T24">n output</text:span><text:span text:style-name="T20"> file</text:span><text:span text:style-name="T19">. -1 is returned if the file open succeeded; 0 is returned if the file could not be </text:span><text:span text:style-name="T24">opened.</text:span></text:p>
      <text:p text:style-name="P66"><text:span text:style-name="T38">F1</text:span><text:span text:style-name="T37"><text:tab/></text:span><text:span text:style-name="T38">Set command window colors</text:span></text:p>
      <text:p text:style-name="P20"><text:span text:style-name="T58">Set the foreground and background colors for the command window. This command also allows the saturation levels to be set for the specified colors. </text:span><text:span text:style-name="T59">The default saturation is 100%. </text:span><text:span text:style-name="T58">Currently, eight colors may be specified </text:span><text:span text:style-name="T59">in the text arguments below: </text:span><text:span text:style-name="T58">black, red, yellow, green, blue, cyan, magenta, and white.</text:span></text:p>
      <text:p text:style-name="P77"><text:span text:style-name="T78">F1</text:span><text:span text:style-name="T83">fg`bg</text:span><text:span text:style-name="T76">`<text:tab/></text:span><text:span text:style-name="T22">Set foreground and background colors to </text:span><text:span text:style-name="T32">fg</text:span><text:span text:style-name="T22"> and </text:span><text:span text:style-name="T32">bg</text:span><text:span text:style-name="T22">, respectively.</text:span></text:p>
      <text:p text:style-name="P70"><text:span text:style-name="T47">@</text:span><text:span text:style-name="T58">F1/fg/bg/</text:span><text:span text:style-name="T47"><text:tab/></text:span><text:span text:style-name="T22">Equivalent to</text:span><text:span text:style-name="T21"> </text:span><text:span text:style-name="T32">F1fg`bg</text:span><text:span text:style-name="T34">`</text:span><text:span text:style-name="T21">.</text:span></text:p>
      <text:p text:style-name="P71"><text:span text:style-name="T58">70</text:span><text:span text:style-name="T47">@</text:span><text:span text:style-name="T58">F1/fg/bg/</text:span><text:span text:style-name="T47"><text:tab/></text:span><text:span text:style-name="T22">Equivalent to </text:span><text:span text:style-name="T32">F1fg`bg</text:span><text:span text:style-name="T34">`</text:span><text:span text:style-name="T21">, </text:span><text:span text:style-name="T23">but set saturation for foreground color to 70%.</text:span></text:p>
      <text:p text:style-name="P71"><text:span text:style-name="T58">70,</text:span><text:span text:style-name="T59">80</text:span><text:span text:style-name="T47">@</text:span><text:span text:style-name="T58">F1/fg/bg/</text:span><text:span text:style-name="T47"><text:tab/></text:span><text:span text:style-name="T22">Equivalent to</text:span><text:span text:style-name="T32"> F1fg`bg</text:span><text:span text:style-name="T34">`</text:span><text:span text:style-name="T21">, </text:span><text:span text:style-name="T23">but set saturation for foreground color to 70%, and saturation for background color to 80%.</text:span></text:p>
      <text:p text:style-name="P40">Th<text:span text:style-name="T170">e </text:span><text:span text:style-name="T126">^K</text:span> <text:span text:style-name="T170">c</text:span>ommand may be used to reset colors for all windows to their defaults.</text:p>
      <text:p text:style-name="P54"><text:soft-page-break/><text:span text:style-name="T38">F2</text:span><text:span text:style-name="T37"><text:tab/></text:span><text:span text:style-name="T38">Set text window colors</text:span></text:p>
      <text:p text:style-name="P32">The <text:span text:style-name="T88">F2</text:span> command is equivalent to <text:span text:style-name="T88">F1</text:span>, but affects colors for the text window.</text:p>
      <text:p text:style-name="P65"><text:span text:style-name="T38">F3</text:span><text:span text:style-name="T37"><text:tab/></text:span><text:span text:style-name="T38">Set status line colors</text:span></text:p>
      <text:p text:style-name="P32">The <text:span text:style-name="T88">F3</text:span> command is equivalent to <text:span text:style-name="T88">F1</text:span>, but affects colors for the status line window.</text:p>
      <text:p text:style-name="P55"><text:span text:style-name="T38">F</text:span><text:span text:style-name="T41">D</text:span><text:span text:style-name="T37"><text:tab/></text:span><text:span text:style-name="T41">Search and delete </text:span><text:span text:style-name="T43">(TECO-10)</text:span></text:p>
      <text:p text:style-name="P31">Search for the specified text string and deletes it.</text:p>
      <text:p text:style-name="P96"><text:span text:style-name="T104">n</text:span><text:span text:style-name="T103">FDtext`</text:span><text:span text:style-name="T47"><text:tab/></text:span><text:span text:style-name="T63">Equivalent</text:span><text:span text:style-name="T47"> to </text:span><text:span text:style-name="T104">nF</text:span><text:span text:style-name="T95">Stext``</text:span><text:span text:style-name="T19">.</text:span></text:p>
      <text:p text:style-name="P96"><text:span text:style-name="T103">FDtext`</text:span><text:span text:style-name="T47"><text:tab/></text:span><text:span text:style-name="T63">Equivalent</text:span><text:span text:style-name="T47"> to</text:span><text:span text:style-name="T19"> </text:span><text:span text:style-name="T104">1</text:span><text:span text:style-name="T95">F</text:span><text:span text:style-name="T104">D</text:span><text:span text:style-name="T95">text``</text:span><text:span text:style-name="T19">.</text:span></text:p>
      <text:p text:style-name="P96"><text:span text:style-name="T103">@FD/text/</text:span><text:span text:style-name="T47"><text:tab/></text:span><text:span text:style-name="T62">Equivalent to </text:span><text:span text:style-name="T103">FDtext`</text:span><text:span text:style-name="T62">.</text:span></text:p>
      <text:p text:style-name="P56"><text:span text:style-name="T38">F</text:span><text:span text:style-name="T42">K</text:span><text:span text:style-name="T37"><text:tab/></text:span><text:span text:style-name="T41">Search and delete </text:span><text:span text:style-name="T43">(TECO-10)</text:span></text:p>
      <text:p text:style-name="P28"><text:span text:style-name="T155">Search for the specified text string and delete </text:span><text:span text:style-name="T160">all characters from original position up through the end of the string.</text:span></text:p>
      <text:p text:style-name="P99"><text:span text:style-name="T104">n</text:span><text:span text:style-name="T103">F</text:span><text:span text:style-name="T104">K</text:span><text:span text:style-name="T103">text`</text:span><text:span text:style-name="T47"><text:tab/>Searches for the nth following occurrence of</text:span><text:span text:style-name="T5"> </text:span><text:span text:style-name="T8">text</text:span><text:span text:style-name="T5"> </text:span><text:span text:style-name="T47">and then deletes all characters in the text buffer between the pointer positions before and after the search.</text:span></text:p>
      <text:p text:style-name="P99"><text:span text:style-name="T103">F</text:span><text:span text:style-name="T104">K</text:span><text:span text:style-name="T103">text`</text:span><text:span text:style-name="T47"><text:tab/></text:span><text:span text:style-name="T63">Equivalent to </text:span><text:span text:style-name="T104">1FKtext`</text:span><text:span text:style-name="T62">.</text:span></text:p>
      <text:p text:style-name="P96"><text:span text:style-name="T103">@F</text:span><text:span text:style-name="T104">K</text:span><text:span text:style-name="T103">/text/</text:span><text:span text:style-name="T47"><text:tab/></text:span><text:span text:style-name="T62">Equivalent to </text:span><text:span text:style-name="T103">FKtext`</text:span><text:span text:style-name="T62"> except that </text:span><text:span text:style-name="T8">text</text:span><text:span text:style-name="T62"> may contain any character including &lt;ESCAPE&gt;, other than the delimiter (shown here as /).</text:span></text:p>
      <text:p text:style-name="P56"><text:span text:style-name="T38">FL</text:span><text:span text:style-name="T37"><text:tab/></text:span><text:span text:style-name="T38">Change characters to lower case</text:span></text:p>
      <text:p text:style-name="P92"><text:span text:style-name="T98">n</text:span><text:span text:style-name="T99">FL</text:span><text:span text:style-name="T47"><text:tab/></text:span><text:span text:style-name="T51">Change the following </text:span><text:span text:style-name="T7">n</text:span><text:span text:style-name="T51"> lines to lower case. If </text:span><text:span text:style-name="T7">n</text:span><text:span text:style-name="T51"> is negative, change the preceding </text:span><text:span text:style-name="T7">n </text:span><text:span text:style-name="T51">lines to lower case.</text:span></text:p>
      <text:p text:style-name="P92"><text:span text:style-name="T99">m,nFL</text:span><text:span text:style-name="T47"><text:tab/></text:span><text:span text:style-name="T51">Change all characters between buffer positions </text:span><text:span text:style-name="T7">m </text:span><text:span text:style-name="T51">and </text:span><text:span text:style-name="T7">n </text:span><text:span text:style-name="T51">to lower case.</text:span></text:p>
      <text:p text:style-name="P52">FU<text:tab/>Change characters to upper case</text:p>
      <text:p text:style-name="P92"><text:span text:style-name="T98">n</text:span><text:span text:style-name="T99">FU</text:span><text:span text:style-name="T47"><text:tab/></text:span><text:span text:style-name="T51">Change the following </text:span><text:span text:style-name="T7">n</text:span><text:span text:style-name="T51"> lines to upper case. If </text:span><text:span text:style-name="T7">n</text:span><text:span text:style-name="T51"> is negative, change the preceding </text:span><text:span text:style-name="T7">n </text:span><text:span text:style-name="T51">lines to upper case.</text:span></text:p>
      <text:p text:style-name="P92"><text:span text:style-name="T99">m,nFU</text:span><text:span text:style-name="T47"><text:tab/></text:span><text:span text:style-name="T51">Change all characters between buffer positions </text:span><text:span text:style-name="T7">m </text:span><text:span text:style-name="T51">and </text:span><text:span text:style-name="T7">n </text:span><text:span text:style-name="T51">to upper case.</text:span></text:p>
      <text:p text:style-name="P64"><text:soft-page-break/><text:span text:style-name="T163">I</text:span><text:tab/><text:span text:style-name="T163">Insert string</text:span></text:p>
      <text:p text:style-name="P23"><text:span text:style-name="T53">T</text:span><text:span text:style-name="T49">he</text:span><text:span text:style-name="T67">re are two forms of the</text:span><text:span text:style-name="T49"> </text:span><text:span text:style-name="T67">I</text:span><text:span text:style-name="T54"> </text:span><text:span text:style-name="T49">command</text:span><text:span text:style-name="T67">: </text:span><text:span text:style-name="T105">nI`</text:span><text:span text:style-name="T67"> and </text:span><text:span text:style-name="T105">Istring`</text:span><text:span text:style-name="T67">, where the first inserts the ASCII character whose value is </text:span><text:span text:style-name="T9">n</text:span><text:span text:style-name="T67">, and the second inserts the specified string. The first form has been enhanced as follows:</text:span></text:p>
      <text:p text:style-name="P98"><text:span text:style-name="T105">m,</text:span><text:span text:style-name="T98">n</text:span><text:span text:style-name="T105">I`</text:span><text:span text:style-name="T47"><text:tab/>Same as the </text:span><text:span text:style-name="T95">n</text:span><text:span text:style-name="T105">I’</text:span><text:span text:style-name="T19"> </text:span><text:span text:style-name="T47">command, </text:span><text:span text:style-name="T67">except that </text:span><text:span text:style-name="T9">m</text:span><text:span text:style-name="T67"> specifies a repeat count</text:span><text:span text:style-name="T47">. </text:span><text:span text:style-name="T67">If </text:span><text:span text:style-name="T9">m </text:span><text:span text:style-name="T67">is not specified, one character is inserted. If </text:span><text:span text:style-name="T9">m </text:span><text:span text:style-name="T67">is 0, then no character is inserted.</text:span><text:span text:style-name="T9"> </text:span><text:span text:style-name="T67">If </text:span><text:span text:style-name="T9">m</text:span><text:span text:style-name="T67"> is negative, then an IIA (illegal insert argument) error occurs.</text:span></text:p>
      <text:p text:style-name="P98"><text:span text:style-name="T105">m,</text:span><text:span text:style-name="T98">n</text:span><text:span text:style-name="T106">@</text:span><text:span text:style-name="T105">I//</text:span><text:span text:style-name="T47"><text:tab/></text:span><text:span text:style-name="T71">Equivalent to the </text:span><text:span text:style-name="T106">m,nI`</text:span><text:span text:style-name="T29"> command.</text:span></text:p>
      <text:p text:style-name="P51"><text:span text:style-name="T134">J</text:span><text:tab/><text:span text:style-name="T134">Jump to position </text:span><text:span text:style-name="T160">(TECO-10)</text:span></text:p>
      <text:p text:style-name="P23"><text:span text:style-name="T53">T</text:span><text:span text:style-name="T49">he </text:span><text:span text:style-name="T54">J </text:span><text:span text:style-name="T49">command </text:span><text:span text:style-name="T53">was </text:span><text:span text:style-name="T54">enhance</text:span><text:span text:style-name="T53">d to allow the use </text:span><text:span text:style-name="T54">of a</text:span><text:span text:style-name="T53"> </text:span><text:span text:style-name="T54">colon modifier.</text:span></text:p>
      <text:p text:style-name="P97"><text:span text:style-name="T98">n:</text:span><text:span text:style-name="T95">J</text:span><text:span text:style-name="T47"><text:tab/>Same as the</text:span><text:span text:style-name="T30"> </text:span><text:span text:style-name="T95">nJ</text:span><text:span text:style-name="T47"> command except that if pointer position </text:span><text:span text:style-name="T5">n </text:span><text:span text:style-name="T47">is outside of the buffer, the pointer does not move and a value of 0 is returned. If the command succeeded, a value of -1 is returned.</text:span></text:p>
      <text:p text:style-name="P97"><text:span text:style-name="T95">:J</text:span><text:span text:style-name="T47"><text:tab/>Equivalent to </text:span><text:span text:style-name="T95">0:J</text:span><text:span text:style-name="T47">.</text:span></text:p>
      <text:p text:style-name="P57"><text:span text:style-name="T39">L</text:span><text:span text:style-name="T38"><text:tab/></text:span><text:span text:style-name="T40">Line command</text:span></text:p>
      <text:p text:style-name="P39">The L command was enhanced to allow the use of a colon modifier, which returns a numeric value about the number of lines in the text buffer instead of moving the dot forward or backward.</text:p>
      <text:p text:style-name="P36"/>
      <text:p text:style-name="P104"><text:span text:style-name="T88">0:L</text:span><text:tab/>Total number of lines in buffer.</text:p>
      <text:p text:style-name="P104"><text:span text:style-name="T88">:L</text:span><text:tab/><text:span text:style-name="T144">Equivalent to</text:span> as <text:span text:style-name="T88">0:L</text:span>.</text:p>
      <text:p text:style-name="P104"><text:span text:style-name="T88">-1:L</text:span><text:tab/>Number of lines preceding dot.</text:p>
      <text:p text:style-name="P104"><text:span text:style-name="T88">1:L</text:span><text:tab/>Number of lines following dot.</text:p>
      <text:p text:style-name="P61"><text:span text:style-name="T134">R</text:span><text:tab/><text:span text:style-name="T134">Reverse command </text:span><text:span text:style-name="T160">(TECO-10)</text:span></text:p>
      <text:p text:style-name="P18"><text:span text:style-name="T53">T</text:span><text:span text:style-name="T49">he </text:span><text:span text:style-name="T54">R </text:span><text:span text:style-name="T49">command </text:span><text:span text:style-name="T53">was </text:span><text:span text:style-name="T54">enhance</text:span><text:span text:style-name="T53">d to allow the use </text:span><text:span text:style-name="T54">of a</text:span><text:span text:style-name="T53"> </text:span><text:span text:style-name="T54">colon modifier.</text:span></text:p>
      <text:p text:style-name="P93"><text:span text:style-name="T98">n:</text:span><text:span text:style-name="T95">R</text:span><text:span text:style-name="T47"><text:tab/>Same as </text:span><text:span text:style-name="T95">nR</text:span><text:span text:style-name="T47"> except that a value is returned. If the command succeeded, -1 is returned. If the command failed, the pointer does not move and a value of 0 is returned.</text:span></text:p>
      <text:p text:style-name="P91"><text:span text:style-name="T95">:R</text:span><text:span text:style-name="T47"><text:tab/>Equivalent to </text:span><text:span text:style-name="T95">1:R</text:span><text:span text:style-name="T47">.</text:span></text:p>
      <text:p text:style-name="P62"><text:soft-page-break/><text:span text:style-name="T167">X</text:span><text:tab/><text:span text:style-name="T168">Load </text:span><text:span text:style-name="T166">Q-register </text:span><text:span text:style-name="T168">from text buffer</text:span></text:p>
      <text:p text:style-name="P90"><text:span text:style-name="T109">0,0X</text:span><text:span text:style-name="T108">q’</text:span><text:span text:style-name="T47"><text:tab/></text:span><text:span text:style-name="T69">Delete any text string in Q-register </text:span><text:span text:style-name="T10">q</text:span><text:span text:style-name="T69">. This form of the </text:span><text:span text:style-name="T10">X</text:span><text:span text:style-name="T69"> command is not documented, but was added when it was discovered that some TECO macros employ it.</text:span></text:p>
      <text:p text:style-name="P90"><text:span text:style-name="T109">0,0</text:span><text:span text:style-name="T108">@</text:span><text:span text:style-name="T109">X</text:span><text:span text:style-name="T108">q//</text:span><text:span text:style-name="T47"><text:tab/></text:span><text:span text:style-name="T69">Equivalent to </text:span><text:span text:style-name="T109">0,0Xq`</text:span><text:span text:style-name="T69">.</text:span></text:p>
      <text:p text:style-name="P67">{}<text:tab/>Braced text arguments</text:p>
      <text:p text:style-name="P27">If a command allows an at-sign modifier for text arguments, and if the <text:span text:style-name="T88">E1&amp;4</text:span> is set, then braces may be used to delimit the text arguments. Note that a consequence of doing this is that whitespace before a left brace or after a right brace is ignored. Note the following examples:</text:p>
      <text:p text:style-name="P95"><text:span text:style-name="T101">@S{foo}</text:span><text:span text:style-name="T47"><text:tab/></text:span><text:span text:style-name="T60">Equivalent to </text:span><text:span text:style-name="T101">@S/foo/</text:span><text:span text:style-name="T47">.</text:span></text:p>
      <text:p text:style-name="P95"><text:span text:style-name="T101">@FN{foo}{baz}</text:span><text:span text:style-name="T47"><text:tab/></text:span><text:span text:style-name="T60">Equivalent to </text:span><text:span text:style-name="T101">@FN/foo/baz/</text:span><text:span text:style-name="T47">.</text:span></text:p>
      <text:p text:style-name="P101"><text:span text:style-name="T101">@FS {foo} {baz}</text:span><text:span text:style-name="T47"><text:tab/></text:span><text:span text:style-name="T60">Equivalent to</text:span><text:span text:style-name="T28"> </text:span><text:span text:style-name="T101">@FN/foo/baz/</text:span><text:span text:style-name="T4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day/>
      <number:text> </number:text>
      <number:month number:style="long"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office:styles>
  <office:automatic-styles>
    <style:style style:name="MP1" style:family="paragraph" style:parent-style-name="Header">
      <style:text-properties fo:font-size="10pt" officeooo:rsid="00a746d0" officeooo:paragraph-rsid="00a746d0" style:font-size-asian="10pt" style:font-size-complex="10pt"/>
    </style:style>
    <style:style style:name="MP2" style:family="paragraph" style:parent-style-name="Footer">
      <style:text-properties fo:font-size="10pt" style:font-size-asian="10pt" style:font-size-complex="10pt"/>
    </style:style>
    <style:style style:name="MT1" style:family="text">
      <style:text-properties officeooo:rsid="00a746d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CO-64 Version 200<text:tab/><text:tab/>New &amp; Enhanced Features</text:p>
      </style:header>
      <style:footer>
        <text:p text:style-name="MP2"><text:date style:data-style-name="N76" text:date-value="2020-09-11T08:05:10.210930136">September 11, 2020</text:date><text:tab/><text:tab/><text:span text:style-name="MT1">Page </text:span><text:span text:style-name="MT1"><text:page-number text:select-page="current">12</text:page-number></text:span><text:span text:style-name="MT1"><text:s/>of </text:span><text:span text:style-name="MT1"><text:page-count>1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9-10T21:02:06.560360223</dc:date>
    <meta:editing-duration>P1DT7H18M50S</meta:editing-duration>
    <meta:editing-cycles>89</meta:editing-cycles>
    <meta:generator>LibreOffice/6.4.4.2$Linux_X86_64 LibreOffice_project/40$Build-2</meta:generator>
    <meta:document-statistic meta:table-count="0" meta:image-count="0" meta:object-count="0" meta:page-count="12" meta:paragraph-count="207" meta:word-count="3421" meta:character-count="19348" meta:non-whitespace-character-count="16129"/>
  </office:meta>
</office:document-meta>
</file>